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" style:family="table-cell" style:parent-style-name="Default" style:data-style-name="N0">
      <style:table-cell-properties style:vertical-align="automatic" fo:background-color="transparent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8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9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0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1" style:family="table-cell" style:parent-style-name="Default" style:data-style-name="N3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2" style:family="table-cell" style:parent-style-name="Default" style:data-style-name="N57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3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4" style:family="table-cell" style:parent-style-name="Default" style:data-style-name="N5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8" style:family="table-cell" style:parent-style-name="Default" style:data-style-name="N57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9" style:family="table-cell" style:parent-style-name="Default" style:data-style-name="N57">
      <style:table-cell-properties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0" style:family="table-cell" style:parent-style-name="Default" style:data-style-name="N57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1" style:family="table-cell" style:parent-style-name="Default" style:data-style-name="N57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2" style:family="table-cell" style:parent-style-name="Default" style:data-style-name="N57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3" style:family="table-cell" style:parent-style-name="Default" style:data-style-name="N57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4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5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6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7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8" style:family="table-cell" style:parent-style-name="Default" style:data-style-name="N0">
      <style:table-cell-properties style:vertical-align="automatic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7" style:family="table-cell" style:parent-style-name="Default" style:data-style-name="N3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45" style:family="table-cell" style:parent-style-name="Default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6" style:family="table-cell" style:parent-style-name="Default" style:data-style-name="N3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2.9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fill="none" draw:stroke="solid" svg:stroke-width="0.01042in" svg:stroke-color="#000000" svg:stroke-opacity="100%" draw:stroke-linejoin="round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  <style:style style:family="graphic" style:name="a1">
      <style:graphic-properties draw:fill="none" draw:stroke="solid" svg:stroke-width="0.01042in" svg:stroke-color="#000000" svg:stroke-opacity="100%" draw:stroke-linejoin="round"/>
    </style:style>
    <style:style style:family="graphic" style:name="a2">
      <style:graphic-properties draw:fill="none" draw:stroke="solid" svg:stroke-width="0.01042in" svg:stroke-color="#000000" svg:stroke-opacity="100%" draw:stroke-linejoin="round"/>
    </style:style>
    <style:style style:family="graphic" style:name="a3">
      <style:graphic-properties draw:fill="none" draw:stroke="solid" svg:stroke-width="0.01042in" svg:stroke-color="#000000" svg:stroke-opacity="100%" draw:stroke-linejoin="round"/>
    </style:style>
    <style:style style:family="graphic" style:name="a4">
      <style:graphic-properties draw:fill="none" draw:stroke="solid" svg:stroke-width="0.01042in" svg:stroke-color="#000000" svg:stroke-opacity="100%" draw:stroke-linejoin="round"/>
    </style:style>
    <style:style style:family="graphic" style:name="a5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國家別製品別水產貿易量值0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9">
            <text:p>8‧水產貿易量值 <text:s/>(1)進口</text:p>
          </table:table-cell>
          <table:covered-table-cell table:number-columns-repeated="2"/>
          <table:table-cell table:number-columns-repeated="4" table:style-name="ce27"/>
          <table:table-cell office:value-type="string" table:number-columns-spanned="6" table:number-rows-spanned="1" table:style-name="ce29">
            <text:p>8‧THE TRADE OF FISHERY PRODUCTS (1)IMPORT</text:p>
          </table:table-cell>
          <table:covered-table-cell table:number-columns-repeated="5"/>
          <table:table-cell table:number-columns-repeated="16371" table:style-name="ce27"/>
        </table:table-row>
        <table:table-row table:style-name="ro2">
          <table:table-cell table:style-name="ce27"/>
          <table:table-cell office:value-type="string" table:number-columns-spanned="3" table:number-rows-spanned="1" table:style-name="ce31">
            <text:p>(1.2)國家別製品別貿易量值</text:p>
          </table:table-cell>
          <table:covered-table-cell table:number-columns-repeated="2"/>
          <table:table-cell table:number-columns-repeated="5" table:style-name="ce27"/>
          <table:table-cell office:value-type="string" table:style-name="ce28">
            <text:p>(1.2)By country and by product</text:p>
          </table:table-cell>
          <table:table-cell table:number-columns-repeated="16374" table:style-name="ce27"/>
        </table:table-row>
        <table:table-row table:style-name="ro2">
          <table:table-cell table:number-columns-repeated="4" table:style-name="ce27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27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27"/>
        </table:table-row>
        <table:table-row table:style-name="ro2">
          <table:table-cell table:number-columns-repeated="2" table:style-name="ce27"/>
          <table:table-cell table:number-columns-spanned="2" table:number-rows-spanned="1" table:style-name="ce31"/>
          <table:covered-table-cell/>
          <table:table-cell table:style-name="ce27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27"/>
          <table:table-cell table:number-columns-spanned="2" table:number-rows-spanned="1" table:style-name="ce31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27"/>
        </table:table-row>
        <table:table-row table:style-name="ro3">
          <table:table-cell office:value-type="string" table:number-columns-spanned="2" table:number-rows-spanned="1" table:style-name="ce55">
            <text:p>製品別</text:p>
            <draw:custom-shape svg:x="0in" svg:y="0in" svg:width="2.30208in" svg:height="0.70833in" draw:z-index="1" draw:id="id0" draw:style-name="a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34">
            <text:p>總計</text:p>
          </table:table-cell>
          <table:covered-table-cell/>
          <table:table-cell office:value-type="string" table:number-columns-spanned="2" table:number-rows-spanned="1" table:style-name="ce34">
            <text:p>食用品合計</text:p>
          </table:table-cell>
          <table:covered-table-cell/>
          <table:table-cell office:value-type="string" table:number-columns-spanned="2" table:number-rows-spanned="1" table:style-name="ce36">
            <text:p>活</text:p>
          </table:table-cell>
          <table:covered-table-cell/>
          <table:table-cell office:value-type="string" table:number-columns-spanned="2" table:number-rows-spanned="1" table:style-name="ce36">
            <text:p>生鮮或冷藏</text:p>
          </table:table-cell>
          <table:covered-table-cell/>
          <table:table-cell office:value-type="string" table:number-columns-spanned="2" table:number-rows-spanned="1" table:style-name="ce36">
            <text:p>冷凍</text:p>
          </table:table-cell>
          <table:covered-table-cell/>
          <table:table-cell office:value-type="string" table:number-columns-spanned="2" table:number-rows-spanned="1" table:style-name="ce36">
            <text:p>乾製品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4">
            <text:p>Product</text:p>
          </table:table-cell>
          <table:covered-table-cell/>
          <table:table-cell office:value-type="string" table:number-columns-spanned="2" table:number-rows-spanned="1" table:style-name="ce51">
            <text:p>TOTAL</text:p>
          </table:table-cell>
          <table:covered-table-cell/>
          <table:table-cell office:value-type="string" table:number-columns-spanned="2" table:number-rows-spanned="1" table:style-name="ce51">
            <text:p>TOTAL OF EDIBLE</text:p>
          </table:table-cell>
          <table:covered-table-cell/>
          <table:table-cell office:value-type="string" table:number-columns-spanned="2" table:number-rows-spanned="1" table:style-name="ce51">
            <text:p>LIVE</text:p>
          </table:table-cell>
          <table:covered-table-cell/>
          <table:table-cell office:value-type="string" table:number-columns-spanned="2" table:number-rows-spanned="1" table:style-name="ce51">
            <text:p>FRESH OR CHILLED</text:p>
          </table:table-cell>
          <table:covered-table-cell/>
          <table:table-cell office:value-type="string" table:number-columns-spanned="2" table:number-rows-spanned="1" table:style-name="ce51">
            <text:p>FROZEN</text:p>
          </table:table-cell>
          <table:covered-table-cell/>
          <table:table-cell office:value-type="string" table:number-columns-spanned="2" table:number-rows-spanned="1" table:style-name="ce51">
            <text:p>DRIED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2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3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452792963" table:formula="of:=  IF(SUM([.C10:.C30])=0;&quot;-&quot;;SUM([.C10:.C30]))" table:style-name="ce12">
            <text:p>452,792,963<text:s/></text:p>
          </table:table-cell>
          <table:table-cell office:value-type="float" office:value="1444531.1909999999" table:formula="of:=  IF(SUM([.D10:.D30])=0;&quot;-&quot;;SUM([.D10:.D30]))" table:style-name="ce12">
            <text:p>1,444,531<text:s/></text:p>
          </table:table-cell>
          <table:table-cell office:value-type="float" office:value="315541893" table:formula="of:=  IF(SUM([.E10:.E30])=0;&quot;-&quot;;SUM([.E10:.E30]))" table:style-name="ce12">
            <text:p>315,541,893<text:s/></text:p>
          </table:table-cell>
          <table:table-cell office:value-type="float" office:value="1169300.8190000001" table:formula="of:=  IF(SUM([.F10:.F30])=0;&quot;-&quot;;SUM([.F10:.F30]))" table:style-name="ce12">
            <text:p>1,169,301<text:s/></text:p>
          </table:table-cell>
          <table:table-cell office:value-type="float" office:value="6851517" table:formula="of:=  IF(SUM([.G10:.G30])=0;&quot;-&quot;;SUM([.G10:.G30]))" table:style-name="ce12">
            <text:p>6,851,517<text:s/></text:p>
          </table:table-cell>
          <table:table-cell office:value-type="float" office:value="63562.733" table:formula="of:=  IF(SUM([.H10:.H30])=0;&quot;-&quot;;SUM([.H10:.H30]))" table:style-name="ce12">
            <text:p>63,563<text:s/></text:p>
          </table:table-cell>
          <table:table-cell office:value-type="float" office:value="34915055" table:formula="of:=  IF(SUM([.I10:.I30])=0;&quot;-&quot;;SUM([.I10:.I30]))" table:style-name="ce12">
            <text:p>34,915,055<text:s/></text:p>
          </table:table-cell>
          <table:table-cell office:value-type="float" office:value="181449.114" table:formula="of:=  IF(SUM([.J10:.J30])=0;&quot;-&quot;;SUM([.J10:.J30]))" table:style-name="ce12">
            <text:p>181,449<text:s/></text:p>
          </table:table-cell>
          <table:table-cell office:value-type="float" office:value="220580952" table:formula="of:=  IF(SUM([.K10:.K30])=0;&quot;-&quot;;SUM([.K10:.K30]))" table:style-name="ce12">
            <text:p>220,580,952<text:s/></text:p>
          </table:table-cell>
          <table:table-cell office:value-type="float" office:value="685351.50099999981" table:formula="of:=  IF(SUM([.L10:.L30])=0;&quot;-&quot;;SUM([.L10:.L30]))" table:style-name="ce12">
            <text:p>685,352<text:s/></text:p>
          </table:table-cell>
          <table:table-cell office:value-type="float" office:value="6587348" table:formula="of:=  IF(SUM([.M10:.M30])=0;&quot;-&quot;;SUM([.M10:.M30]))" table:style-name="ce12">
            <text:p>6,587,348<text:s/></text:p>
          </table:table-cell>
          <table:table-cell office:value-type="float" office:value="53844.072000000007" table:formula="of:=  IF(SUM([.N10:.N30])=0;&quot;-&quot;;SUM([.N10:.N30]))" table:style-name="ce12">
            <text:p>53,844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82874184" table:formula="of:=  IF(SUM([.E10];['國家別製品別水產貿易量值2(續)'.G10])=0;&quot;-&quot;;SUM([.E10];['國家別製品別水產貿易量值2(續)'.G10]))" table:style-name="ce14">
            <text:p>82,874,184<text:s/></text:p>
          </table:table-cell>
          <table:table-cell office:value-type="float" office:value="248943.37" table:formula="of:=  IF(SUM([.F10];['國家別製品別水產貿易量值2(續)'.H10])=0;&quot;-&quot;;SUM([.F10];['國家別製品別水產貿易量值2(續)'.H10]))" table:style-name="ce14">
            <text:p>248,943<text:s/></text:p>
          </table:table-cell>
          <table:table-cell office:value-type="float" office:value="82146829" table:formula="of:=  IF(SUM([.G10];[.I10];[.K10];[.M10];['國家別製品別水產貿易量值1(續)'.C10];['國家別製品別水產貿易量值1(續)'.E10];['國家別製品別水產貿易量值1(續)'.G10];['國家別製品別水產貿易量值1(續)'.I10];['國家別製品別水產貿易量值1(續)'.K10];['國家別製品別水產貿易量值1(續)'.M10];['國家別製品別水產貿易量值2(續)'.C10];['國家別製品別水產貿易量值2(續)'.E10])=0;&quot;-&quot;;SUM([.G10];[.I10];[.K10];[.M10];['國家別製品別水產貿易量值1(續)'.C10];['國家別製品別水產貿易量值1(續)'.E10];['國家別製品別水產貿易量值1(續)'.G10];['國家別製品別水產貿易量值1(續)'.I10];['國家別製品別水產貿易量值1(續)'.K10];['國家別製品別水產貿易量值1(續)'.M10];['國家別製品別水產貿易量值2(續)'.C10];['國家別製品別水產貿易量值2(續)'.E10]))" table:style-name="ce14">
            <text:p>82,146,829<text:s/></text:p>
          </table:table-cell>
          <table:table-cell office:value-type="float" office:value="223260.47500000001" table:formula="of:=  IF(SUM([.H10];[.J10];[.L10];[.N10];['國家別製品別水產貿易量值1(續)'.D10];['國家別製品別水產貿易量值1(續)'.F10];['國家別製品別水產貿易量值1(續)'.H10];['國家別製品別水產貿易量值1(續)'.J10];['國家別製品別水產貿易量值1(續)'.L10];['國家別製品別水產貿易量值1(續)'.N10];['國家別製品別水產貿易量值2(續)'.D10];['國家別製品別水產貿易量值2(續)'.F10])=0;&quot;-&quot;;SUM([.H10];[.J10];[.L10];[.N10];['國家別製品別水產貿易量值1(續)'.D10];['國家別製品別水產貿易量值1(續)'.F10];['國家別製品別水產貿易量值1(續)'.H10];['國家別製品別水產貿易量值1(續)'.J10];['國家別製品別水產貿易量值1(續)'.L10];['國家別製品別水產貿易量值1(續)'.N10];['國家別製品別水產貿易量值2(續)'.D10];['國家別製品別水產貿易量值2(續)'.F10]))" table:style-name="ce14">
            <text:p>223,260<text:s/></text:p>
          </table:table-cell>
          <table:table-cell office:value-type="float" office:value="878532" table:style-name="ce12">
            <text:p>878,532<text:s/></text:p>
          </table:table-cell>
          <table:table-cell office:value-type="float" office:value="5982.71" table:style-name="ce12">
            <text:p>5,983<text:s/></text:p>
          </table:table-cell>
          <table:table-cell office:value-type="float" office:value="14972666" table:style-name="ce12">
            <text:p>14,972,666<text:s/></text:p>
          </table:table-cell>
          <table:table-cell office:value-type="float" office:value="19972.909" table:style-name="ce12">
            <text:p>19,973<text:s/></text:p>
          </table:table-cell>
          <table:table-cell office:value-type="float" office:value="51540040" table:style-name="ce12">
            <text:p>51,540,040<text:s/></text:p>
          </table:table-cell>
          <table:table-cell office:value-type="float" office:value="134235.628" table:style-name="ce12">
            <text:p>134,236<text:s/></text:p>
          </table:table-cell>
          <table:table-cell office:value-type="float" office:value="2819301" table:style-name="ce12">
            <text:p>2,819,301<text:s/></text:p>
          </table:table-cell>
          <table:table-cell office:value-type="float" office:value="19409.972000000002" table:style-name="ce12">
            <text:p>19,41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float" office:value="21821961" table:formula="of:=  IF(SUM([.E11];['國家別製品別水產貿易量值2(續)'.G11])=0;&quot;-&quot;;SUM([.E11];['國家別製品別水產貿易量值2(續)'.G11]))" table:style-name="ce14">
            <text:p>21,821,961<text:s/></text:p>
          </table:table-cell>
          <table:table-cell office:value-type="float" office:value="129868.62700000001" table:formula="of:=  IF(SUM([.F11];['國家別製品別水產貿易量值2(續)'.H11])=0;&quot;-&quot;;SUM([.F11];['國家別製品別水產貿易量值2(續)'.H11]))" table:style-name="ce14">
            <text:p>129,869<text:s/></text:p>
          </table:table-cell>
          <table:table-cell office:value-type="float" office:value="20712961" table:formula="of:=  IF(SUM([.G11];[.I11];[.K11];[.M11];['國家別製品別水產貿易量值1(續)'.C11];['國家別製品別水產貿易量值1(續)'.E11];['國家別製品別水產貿易量值1(續)'.G11];['國家別製品別水產貿易量值1(續)'.I11];['國家別製品別水產貿易量值1(續)'.K11];['國家別製品別水產貿易量值1(續)'.M11];['國家別製品別水產貿易量值2(續)'.C11];['國家別製品別水產貿易量值2(續)'.E11])=0;&quot;-&quot;;SUM([.G11];[.I11];[.K11];[.M11];['國家別製品別水產貿易量值1(續)'.C11];['國家別製品別水產貿易量值1(續)'.E11];['國家別製品別水產貿易量值1(續)'.G11];['國家別製品別水產貿易量值1(續)'.I11];['國家別製品別水產貿易量值1(續)'.K11];['國家別製品別水產貿易量值1(續)'.M11];['國家別製品別水產貿易量值2(續)'.C11];['國家別製品別水產貿易量值2(續)'.E11]))" table:style-name="ce14">
            <text:p>20,712,961<text:s/></text:p>
          </table:table-cell>
          <table:table-cell office:value-type="float" office:value="127791.65100000001" table:formula="of:=  IF(SUM([.H11];[.J11];[.L11];[.N11];['國家別製品別水產貿易量值1(續)'.D11];['國家別製品別水產貿易量值1(續)'.F11];['國家別製品別水產貿易量值1(續)'.H11];['國家別製品別水產貿易量值1(續)'.J11];['國家別製品別水產貿易量值1(續)'.L11];['國家別製品別水產貿易量值1(續)'.N11];['國家別製品別水產貿易量值2(續)'.D11];['國家別製品別水產貿易量值2(續)'.F11])=0;&quot;-&quot;;SUM([.H11];[.J11];[.L11];[.N11];['國家別製品別水產貿易量值1(續)'.D11];['國家別製品別水產貿易量值1(續)'.F11];['國家別製品別水產貿易量值1(續)'.H11];['國家別製品別水產貿易量值1(續)'.J11];['國家別製品別水產貿易量值1(續)'.L11];['國家別製品別水產貿易量值1(續)'.N11];['國家別製品別水產貿易量值2(續)'.D11];['國家別製品別水產貿易量值2(續)'.F11]))" table:style-name="ce14">
            <text:p>127,792<text:s/></text:p>
          </table:table-cell>
          <table:table-cell office:value-type="float" office:value="18947" table:style-name="ce12">
            <text:p>18,947<text:s/></text:p>
          </table:table-cell>
          <table:table-cell office:value-type="float" office:value="740.39700000000005" table:style-name="ce12">
            <text:p>740<text:s/></text:p>
          </table:table-cell>
          <table:table-cell office:value-type="float" office:value="10912963" table:style-name="ce12">
            <text:p>10,912,963<text:s/></text:p>
          </table:table-cell>
          <table:table-cell office:value-type="float" office:value="98474.077999999994" table:style-name="ce12">
            <text:p>98,474<text:s/></text:p>
          </table:table-cell>
          <table:table-cell office:value-type="float" office:value="9569345" table:style-name="ce12">
            <text:p>9,569,345<text:s/></text:p>
          </table:table-cell>
          <table:table-cell office:value-type="float" office:value="27918.319" table:style-name="ce12">
            <text:p>27,918<text:s/></text:p>
          </table:table-cell>
          <table:table-cell office:value-type="float" office:value="140907" table:style-name="ce12">
            <text:p>140,907<text:s/></text:p>
          </table:table-cell>
          <table:table-cell office:value-type="float" office:value="213.71199999999999" table:style-name="ce12">
            <text:p>214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13446738" table:formula="of:=  IF(SUM([.E12];['國家別製品別水產貿易量值2(續)'.G12])=0;&quot;-&quot;;SUM([.E12];['國家別製品別水產貿易量值2(續)'.G12]))" table:style-name="ce14">
            <text:p>13,446,738<text:s/></text:p>
          </table:table-cell>
          <table:table-cell office:value-type="float" office:value="129661.193" table:formula="of:=  IF(SUM([.F12];['國家別製品別水產貿易量值2(續)'.H12])=0;&quot;-&quot;;SUM([.F12];['國家別製品別水產貿易量值2(續)'.H12]))" table:style-name="ce14">
            <text:p>129,661<text:s/></text:p>
          </table:table-cell>
          <table:table-cell office:value-type="float" office:value="9178825" table:formula="of:=  IF(SUM([.G12];[.I12];[.K12];[.M12];['國家別製品別水產貿易量值1(續)'.C12];['國家別製品別水產貿易量值1(續)'.E12];['國家別製品別水產貿易量值1(續)'.G12];['國家別製品別水產貿易量值1(續)'.I12];['國家別製品別水產貿易量值1(續)'.K12];['國家別製品別水產貿易量值1(續)'.M12];['國家別製品別水產貿易量值2(續)'.C12];['國家別製品別水產貿易量值2(續)'.E12])=0;&quot;-&quot;;SUM([.G12];[.I12];[.K12];[.M12];['國家別製品別水產貿易量值1(續)'.C12];['國家別製品別水產貿易量值1(續)'.E12];['國家別製品別水產貿易量值1(續)'.G12];['國家別製品別水產貿易量值1(續)'.I12];['國家別製品別水產貿易量值1(續)'.K12];['國家別製品別水產貿易量值1(續)'.M12];['國家別製品別水產貿易量值2(續)'.C12];['國家別製品別水產貿易量值2(續)'.E12]))" table:style-name="ce14">
            <text:p>9,178,825<text:s/></text:p>
          </table:table-cell>
          <table:table-cell office:value-type="float" office:value="66348.087" table:formula="of:=  IF(SUM([.H12];[.J12];[.L12];[.N12];['國家別製品別水產貿易量值1(續)'.D12];['國家別製品別水產貿易量值1(續)'.F12];['國家別製品別水產貿易量值1(續)'.H12];['國家別製品別水產貿易量值1(續)'.J12];['國家別製品別水產貿易量值1(續)'.L12];['國家別製品別水產貿易量值1(續)'.N12];['國家別製品別水產貿易量值2(續)'.D12];['國家別製品別水產貿易量值2(續)'.F12])=0;&quot;-&quot;;SUM([.H12];[.J12];[.L12];[.N12];['國家別製品別水產貿易量值1(續)'.D12];['國家別製品別水產貿易量值1(續)'.F12];['國家別製品別水產貿易量值1(續)'.H12];['國家別製品別水產貿易量值1(續)'.J12];['國家別製品別水產貿易量值1(續)'.L12];['國家別製品別水產貿易量值1(續)'.N12];['國家別製品別水產貿易量值2(續)'.D12];['國家別製品別水產貿易量值2(續)'.F12]))" table:style-name="ce14">
            <text:p>66,348<text:s/></text:p>
          </table:table-cell>
          <table:table-cell office:value-type="float" office:value="127361" table:style-name="ce12">
            <text:p>127,361<text:s/></text:p>
          </table:table-cell>
          <table:table-cell office:value-type="float" office:value="2749.6750000000002" table:style-name="ce12">
            <text:p>2,750<text:s/></text:p>
          </table:table-cell>
          <table:table-cell office:value-type="float" office:value="682698" table:style-name="ce12">
            <text:p>682,698<text:s/></text:p>
          </table:table-cell>
          <table:table-cell office:value-type="float" office:value="7347.1319999999996" table:style-name="ce12">
            <text:p>7,347<text:s/></text:p>
          </table:table-cell>
          <table:table-cell office:value-type="float" office:value="4920226" table:style-name="ce12">
            <text:p>4,920,226<text:s/></text:p>
          </table:table-cell>
          <table:table-cell office:value-type="float" office:value="25370.909" table:style-name="ce12">
            <text:p>25,371<text:s/></text:p>
          </table:table-cell>
          <table:table-cell office:value-type="float" office:value="473723" table:style-name="ce12">
            <text:p>473,723<text:s/></text:p>
          </table:table-cell>
          <table:table-cell office:value-type="float" office:value="7790.32" table:style-name="ce12">
            <text:p>7,79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46808681" table:formula="of:=  IF(SUM([.E13];['國家別製品別水產貿易量值2(續)'.G13])=0;&quot;-&quot;;SUM([.E13];['國家別製品別水產貿易量值2(續)'.G13]))" table:style-name="ce14">
            <text:p>46,808,681<text:s/></text:p>
          </table:table-cell>
          <table:table-cell office:value-type="float" office:value="94572.62" table:formula="of:=  IF(SUM([.F13];['國家別製品別水產貿易量值2(續)'.H13])=0;&quot;-&quot;;SUM([.F13];['國家別製品別水產貿易量值2(續)'.H13]))" table:style-name="ce14">
            <text:p>94,573<text:s/></text:p>
          </table:table-cell>
          <table:table-cell office:value-type="float" office:value="32142142" table:formula="of:=  IF(SUM([.G13];[.I13];[.K13];[.M13];['國家別製品別水產貿易量值1(續)'.C13];['國家別製品別水產貿易量值1(續)'.E13];['國家別製品別水產貿易量值1(續)'.G13];['國家別製品別水產貿易量值1(續)'.I13];['國家別製品別水產貿易量值1(續)'.K13];['國家別製品別水產貿易量值1(續)'.M13];['國家別製品別水產貿易量值2(續)'.C13];['國家別製品別水產貿易量值2(續)'.E13])=0;&quot;-&quot;;SUM([.G13];[.I13];[.K13];[.M13];['國家別製品別水產貿易量值1(續)'.C13];['國家別製品別水產貿易量值1(續)'.E13];['國家別製品別水產貿易量值1(續)'.G13];['國家別製品別水產貿易量值1(續)'.I13];['國家別製品別水產貿易量值1(續)'.K13];['國家別製品別水產貿易量值1(續)'.M13];['國家別製品別水產貿易量值2(續)'.C13];['國家別製品別水產貿易量值2(續)'.E13]))" table:style-name="ce14">
            <text:p>32,142,142<text:s/></text:p>
          </table:table-cell>
          <table:table-cell office:value-type="float" office:value="77227.285000000003" table:formula="of:=  IF(SUM([.H13];[.J13];[.L13];[.N13];['國家別製品別水產貿易量值1(續)'.D13];['國家別製品別水產貿易量值1(續)'.F13];['國家別製品別水產貿易量值1(續)'.H13];['國家別製品別水產貿易量值1(續)'.J13];['國家別製品別水產貿易量值1(續)'.L13];['國家別製品別水產貿易量值1(續)'.N13];['國家別製品別水產貿易量值2(續)'.D13];['國家別製品別水產貿易量值2(續)'.F13])=0;&quot;-&quot;;SUM([.H13];[.J13];[.L13];[.N13];['國家別製品別水產貿易量值1(續)'.D13];['國家別製品別水產貿易量值1(續)'.F13];['國家別製品別水產貿易量值1(續)'.H13];['國家別製品別水產貿易量值1(續)'.J13];['國家別製品別水產貿易量值1(續)'.L13];['國家別製品別水產貿易量值1(續)'.N13];['國家別製品別水產貿易量值2(續)'.D13];['國家別製品別水產貿易量值2(續)'.F13]))" table:style-name="ce14">
            <text:p>77,227<text:s/></text:p>
          </table:table-cell>
          <table:table-cell office:value-type="float" office:value="152106" table:style-name="ce12">
            <text:p>152,106<text:s/></text:p>
          </table:table-cell>
          <table:table-cell office:value-type="float" office:value="967.96299999999997" table:style-name="ce12">
            <text:p>968<text:s/></text:p>
          </table:table-cell>
          <table:table-cell office:value-type="float" office:value="263908" table:style-name="ce12">
            <text:p>263,908<text:s/></text:p>
          </table:table-cell>
          <table:table-cell office:value-type="float" office:value="774.16300000000001" table:style-name="ce12">
            <text:p>774<text:s/></text:p>
          </table:table-cell>
          <table:table-cell office:value-type="float" office:value="23598170" table:style-name="ce12">
            <text:p>23,598,170<text:s/></text:p>
          </table:table-cell>
          <table:table-cell office:value-type="float" office:value="60233.245999999999" table:style-name="ce12">
            <text:p>60,233<text:s/></text:p>
          </table:table-cell>
          <table:table-cell office:value-type="float" office:value="1100259" table:style-name="ce12">
            <text:p>1,100,259<text:s/></text:p>
          </table:table-cell>
          <table:table-cell office:value-type="float" office:value="2207.92" table:style-name="ce12">
            <text:p>2,208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32937446" table:formula="of:=  IF(SUM([.E14];['國家別製品別水產貿易量值2(續)'.G14])=0;&quot;-&quot;;SUM([.E14];['國家別製品別水產貿易量值2(續)'.G14]))" table:style-name="ce14">
            <text:p>32,937,446<text:s/></text:p>
          </table:table-cell>
          <table:table-cell office:value-type="float" office:value="81940.653000000006" table:formula="of:=  IF(SUM([.F14];['國家別製品別水產貿易量值2(續)'.H14])=0;&quot;-&quot;;SUM([.F14];['國家別製品別水產貿易量值2(續)'.H14]))" table:style-name="ce14">
            <text:p>81,941<text:s/></text:p>
          </table:table-cell>
          <table:table-cell office:value-type="float" office:value="31659279" table:formula="of:=  IF(SUM([.G14];[.I14];[.K14];[.M14];['國家別製品別水產貿易量值1(續)'.C14];['國家別製品別水產貿易量值1(續)'.E14];['國家別製品別水產貿易量值1(續)'.G14];['國家別製品別水產貿易量值1(續)'.I14];['國家別製品別水產貿易量值1(續)'.K14];['國家別製品別水產貿易量值1(續)'.M14];['國家別製品別水產貿易量值2(續)'.C14];['國家別製品別水產貿易量值2(續)'.E14])=0;&quot;-&quot;;SUM([.G14];[.I14];[.K14];[.M14];['國家別製品別水產貿易量值1(續)'.C14];['國家別製品別水產貿易量值1(續)'.E14];['國家別製品別水產貿易量值1(續)'.G14];['國家別製品別水產貿易量值1(續)'.I14];['國家別製品別水產貿易量值1(續)'.K14];['國家別製品別水產貿易量值1(續)'.M14];['國家別製品別水產貿易量值2(續)'.C14];['國家別製品別水產貿易量值2(續)'.E14]))" table:style-name="ce14">
            <text:p>31,659,279<text:s/></text:p>
          </table:table-cell>
          <table:table-cell office:value-type="float" office:value="80254.3" table:formula="of:=  IF(SUM([.H14];[.J14];[.L14];[.N14];['國家別製品別水產貿易量值1(續)'.D14];['國家別製品別水產貿易量值1(續)'.F14];['國家別製品別水產貿易量值1(續)'.H14];['國家別製品別水產貿易量值1(續)'.J14];['國家別製品別水產貿易量值1(續)'.L14];['國家別製品別水產貿易量值1(續)'.N14];['國家別製品別水產貿易量值2(續)'.D14];['國家別製品別水產貿易量值2(續)'.F14])=0;&quot;-&quot;;SUM([.H14];[.J14];[.L14];[.N14];['國家別製品別水產貿易量值1(續)'.D14];['國家別製品別水產貿易量值1(續)'.F14];['國家別製品別水產貿易量值1(續)'.H14];['國家別製品別水產貿易量值1(續)'.J14];['國家別製品別水產貿易量值1(續)'.L14];['國家別製品別水產貿易量值1(續)'.N14];['國家別製品別水產貿易量值2(續)'.D14];['國家別製品別水產貿易量值2(續)'.F14]))" table:style-name="ce14">
            <text:p>80,254<text:s/></text:p>
          </table:table-cell>
          <table:table-cell office:value-type="float" office:value="939799" table:style-name="ce12">
            <text:p>939,799<text:s/></text:p>
          </table:table-cell>
          <table:table-cell office:value-type="float" office:value="10969.870999999999" table:style-name="ce12">
            <text:p>10,970<text:s/></text:p>
          </table:table-cell>
          <table:table-cell office:value-type="float" office:value="2412823" table:style-name="ce12">
            <text:p>2,412,823<text:s/></text:p>
          </table:table-cell>
          <table:table-cell office:value-type="float" office:value="13391.174000000001" table:style-name="ce12">
            <text:p>13,391<text:s/></text:p>
          </table:table-cell>
          <table:table-cell office:value-type="float" office:value="26499917" table:style-name="ce12">
            <text:p>26,499,917<text:s/></text:p>
          </table:table-cell>
          <table:table-cell office:value-type="float" office:value="50045.406999999999" table:style-name="ce12">
            <text:p>50,045<text:s/></text:p>
          </table:table-cell>
          <table:table-cell office:value-type="float" office:value="340492" table:style-name="ce12">
            <text:p>340,492<text:s/></text:p>
          </table:table-cell>
          <table:table-cell office:value-type="float" office:value="1218.606" table:style-name="ce12">
            <text:p>1,219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float" office:value="29152939" table:formula="of:=  IF(SUM([.E15];['國家別製品別水產貿易量值2(續)'.G15])=0;&quot;-&quot;;SUM([.E15];['國家別製品別水產貿易量值2(續)'.G15]))" table:style-name="ce14">
            <text:p>29,152,939<text:s/></text:p>
          </table:table-cell>
          <table:table-cell office:value-type="float" office:value="69844.534" table:formula="of:=  IF(SUM([.F15];['國家別製品別水產貿易量值2(續)'.H15])=0;&quot;-&quot;;SUM([.F15];['國家別製品別水產貿易量值2(續)'.H15]))" table:style-name="ce14">
            <text:p>69,845<text:s/></text:p>
          </table:table-cell>
          <table:table-cell office:value-type="float" office:value="19879199" table:formula="of:=  IF(SUM([.G15];[.I15];[.K15];[.M15];['國家別製品別水產貿易量值1(續)'.C15];['國家別製品別水產貿易量值1(續)'.E15];['國家別製品別水產貿易量值1(續)'.G15];['國家別製品別水產貿易量值1(續)'.I15];['國家別製品別水產貿易量值1(續)'.K15];['國家別製品別水產貿易量值1(續)'.M15];['國家別製品別水產貿易量值2(續)'.C15];['國家別製品別水產貿易量值2(續)'.E15])=0;&quot;-&quot;;SUM([.G15];[.I15];[.K15];[.M15];['國家別製品別水產貿易量值1(續)'.C15];['國家別製品別水產貿易量值1(續)'.E15];['國家別製品別水產貿易量值1(續)'.G15];['國家別製品別水產貿易量值1(續)'.I15];['國家別製品別水產貿易量值1(續)'.K15];['國家別製品別水產貿易量值1(續)'.M15];['國家別製品別水產貿易量值2(續)'.C15];['國家別製品別水產貿易量值2(續)'.E15]))" table:style-name="ce14">
            <text:p>19,879,199<text:s/></text:p>
          </table:table-cell>
          <table:table-cell office:value-type="float" office:value="54719.959000000003" table:formula="of:=  IF(SUM([.H15];[.J15];[.L15];[.N15];['國家別製品別水產貿易量值1(續)'.D15];['國家別製品別水產貿易量值1(續)'.F15];['國家別製品別水產貿易量值1(續)'.H15];['國家別製品別水產貿易量值1(續)'.J15];['國家別製品別水產貿易量值1(續)'.L15];['國家別製品別水產貿易量值1(續)'.N15];['國家別製品別水產貿易量值2(續)'.D15];['國家別製品別水產貿易量值2(續)'.F15])=0;&quot;-&quot;;SUM([.H15];[.J15];[.L15];[.N15];['國家別製品別水產貿易量值1(續)'.D15];['國家別製品別水產貿易量值1(續)'.F15];['國家別製品別水產貿易量值1(續)'.H15];['國家別製品別水產貿易量值1(續)'.J15];['國家別製品別水產貿易量值1(續)'.L15];['國家別製品別水產貿易量值1(續)'.N15];['國家別製品別水產貿易量值2(續)'.D15];['國家別製品別水產貿易量值2(續)'.F15]))" table:style-name="ce14">
            <text:p>54,72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0804" table:style-name="ce12">
            <text:p>120,804<text:s/></text:p>
          </table:table-cell>
          <table:table-cell office:value-type="float" office:value="1228.1500000000001" table:style-name="ce12">
            <text:p>1,228<text:s/></text:p>
          </table:table-cell>
          <table:table-cell office:value-type="float" office:value="14032843" table:style-name="ce12">
            <text:p>14,032,843<text:s/></text:p>
          </table:table-cell>
          <table:table-cell office:value-type="float" office:value="42334.79" table:style-name="ce12">
            <text:p>42,335<text:s/></text:p>
          </table:table-cell>
          <table:table-cell office:value-type="float" office:value="265941" table:style-name="ce12">
            <text:p>265,941<text:s/></text:p>
          </table:table-cell>
          <table:table-cell office:value-type="float" office:value="792.84699999999998" table:style-name="ce12">
            <text:p>79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24145102" table:formula="of:=  IF(SUM([.E16];['國家別製品別水產貿易量值2(續)'.G16])=0;&quot;-&quot;;SUM([.E16];['國家別製品別水產貿易量值2(續)'.G16]))" table:style-name="ce14">
            <text:p>24,145,102<text:s/></text:p>
          </table:table-cell>
          <table:table-cell office:value-type="float" office:value="66553.626999999993" table:formula="of:=  IF(SUM([.F16];['國家別製品別水產貿易量值2(續)'.H16])=0;&quot;-&quot;;SUM([.F16];['國家別製品別水產貿易量值2(續)'.H16]))" table:style-name="ce14">
            <text:p>66,554<text:s/></text:p>
          </table:table-cell>
          <table:table-cell office:value-type="float" office:value="12895364" table:formula="of:=  IF(SUM([.G16];[.I16];[.K16];[.M16];['國家別製品別水產貿易量值1(續)'.C16];['國家別製品別水產貿易量值1(續)'.E16];['國家別製品別水產貿易量值1(續)'.G16];['國家別製品別水產貿易量值1(續)'.I16];['國家別製品別水產貿易量值1(續)'.K16];['國家別製品別水產貿易量值1(續)'.M16];['國家別製品別水產貿易量值2(續)'.C16];['國家別製品別水產貿易量值2(續)'.E16])=0;&quot;-&quot;;SUM([.G16];[.I16];[.K16];[.M16];['國家別製品別水產貿易量值1(續)'.C16];['國家別製品別水產貿易量值1(續)'.E16];['國家別製品別水產貿易量值1(續)'.G16];['國家別製品別水產貿易量值1(續)'.I16];['國家別製品別水產貿易量值1(續)'.K16];['國家別製品別水產貿易量值1(續)'.M16];['國家別製品別水產貿易量值2(續)'.C16];['國家別製品別水產貿易量值2(續)'.E16]))" table:style-name="ce14">
            <text:p>12,895,364<text:s/></text:p>
          </table:table-cell>
          <table:table-cell office:value-type="float" office:value="52492.878999999994" table:formula="of:=  IF(SUM([.H16];[.J16];[.L16];[.N16];['國家別製品別水產貿易量值1(續)'.D16];['國家別製品別水產貿易量值1(續)'.F16];['國家別製品別水產貿易量值1(續)'.H16];['國家別製品別水產貿易量值1(續)'.J16];['國家別製品別水產貿易量值1(續)'.L16];['國家別製品別水產貿易量值1(續)'.N16];['國家別製品別水產貿易量值2(續)'.D16];['國家別製品別水產貿易量值2(續)'.F16])=0;&quot;-&quot;;SUM([.H16];[.J16];[.L16];[.N16];['國家別製品別水產貿易量值1(續)'.D16];['國家別製品別水產貿易量值1(續)'.F16];['國家別製品別水產貿易量值1(續)'.H16];['國家別製品別水產貿易量值1(續)'.J16];['國家別製品別水產貿易量值1(續)'.L16];['國家別製品別水產貿易量值1(續)'.N16];['國家別製品別水產貿易量值2(續)'.D16];['國家別製品別水產貿易量值2(續)'.F16]))" table:style-name="ce14">
            <text:p>52,493<text:s/></text:p>
          </table:table-cell>
          <table:table-cell office:value-type="float" office:value="185348" table:style-name="ce12">
            <text:p>185,348<text:s/></text:p>
          </table:table-cell>
          <table:table-cell office:value-type="float" office:value="933.81399999999996" table:style-name="ce12">
            <text:p>934<text:s/></text:p>
          </table:table-cell>
          <table:table-cell office:value-type="float" office:value="221228" table:style-name="ce12">
            <text:p>221,228<text:s/></text:p>
          </table:table-cell>
          <table:table-cell office:value-type="float" office:value="739.44899999999996" table:style-name="ce12">
            <text:p>739<text:s/></text:p>
          </table:table-cell>
          <table:table-cell office:value-type="float" office:value="6329663" table:style-name="ce12">
            <text:p>6,329,663<text:s/></text:p>
          </table:table-cell>
          <table:table-cell office:value-type="float" office:value="23303.07" table:style-name="ce12">
            <text:p>23,303<text:s/></text:p>
          </table:table-cell>
          <table:table-cell office:value-type="float" office:value="65193" table:style-name="ce12">
            <text:p>65,193<text:s/></text:p>
          </table:table-cell>
          <table:table-cell office:value-type="float" office:value="451.96899999999999" table:style-name="ce12">
            <text:p>452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float" office:value="22164218" table:formula="of:=  IF(SUM([.E17];['國家別製品別水產貿易量值2(續)'.G17])=0;&quot;-&quot;;SUM([.E17];['國家別製品別水產貿易量值2(續)'.G17]))" table:style-name="ce14">
            <text:p>22,164,218<text:s/></text:p>
          </table:table-cell>
          <table:table-cell office:value-type="float" office:value="51836.835999999996" table:formula="of:=  IF(SUM([.F17];['國家別製品別水產貿易量值2(續)'.H17])=0;&quot;-&quot;;SUM([.F17];['國家別製品別水產貿易量值2(續)'.H17]))" table:style-name="ce14">
            <text:p>51,837<text:s/></text:p>
          </table:table-cell>
          <table:table-cell office:value-type="float" office:value="16130960" table:formula="of:=  IF(SUM([.G17];[.I17];[.K17];[.M17];['國家別製品別水產貿易量值1(續)'.C17];['國家別製品別水產貿易量值1(續)'.E17];['國家別製品別水產貿易量值1(續)'.G17];['國家別製品別水產貿易量值1(續)'.I17];['國家別製品別水產貿易量值1(續)'.K17];['國家別製品別水產貿易量值1(續)'.M17];['國家別製品別水產貿易量值2(續)'.C17];['國家別製品別水產貿易量值2(續)'.E17])=0;&quot;-&quot;;SUM([.G17];[.I17];[.K17];[.M17];['國家別製品別水產貿易量值1(續)'.C17];['國家別製品別水產貿易量值1(續)'.E17];['國家別製品別水產貿易量值1(續)'.G17];['國家別製品別水產貿易量值1(續)'.I17];['國家別製品別水產貿易量值1(續)'.K17];['國家別製品別水產貿易量值1(續)'.M17];['國家別製品別水產貿易量值2(續)'.C17];['國家別製品別水產貿易量值2(續)'.E17]))" table:style-name="ce14">
            <text:p>16,130,960<text:s/></text:p>
          </table:table-cell>
          <table:table-cell office:value-type="float" office:value="42987.055999999997" table:formula="of:=  IF(SUM([.H17];[.J17];[.L17];[.N17];['國家別製品別水產貿易量值1(續)'.D17];['國家別製品別水產貿易量值1(續)'.F17];['國家別製品別水產貿易量值1(續)'.H17];['國家別製品別水產貿易量值1(續)'.J17];['國家別製品別水產貿易量值1(續)'.L17];['國家別製品別水產貿易量值1(續)'.N17];['國家別製品別水產貿易量值2(續)'.D17];['國家別製品別水產貿易量值2(續)'.F17])=0;&quot;-&quot;;SUM([.H17];[.J17];[.L17];[.N17];['國家別製品別水產貿易量值1(續)'.D17];['國家別製品別水產貿易量值1(續)'.F17];['國家別製品別水產貿易量值1(續)'.H17];['國家別製品別水產貿易量值1(續)'.J17];['國家別製品別水產貿易量值1(續)'.L17];['國家別製品別水產貿易量值1(續)'.N17];['國家別製品別水產貿易量值2(續)'.D17];['國家別製品別水產貿易量值2(續)'.F17]))" table:style-name="ce14">
            <text:p>42,987<text:s/></text:p>
          </table:table-cell>
          <table:table-cell office:value-type="float" office:value="489363" table:style-name="ce12">
            <text:p>489,363<text:s/></text:p>
          </table:table-cell>
          <table:table-cell office:value-type="float" office:value="2938.8829999999998" table:style-name="ce12">
            <text:p>2,939<text:s/></text:p>
          </table:table-cell>
          <table:table-cell office:value-type="float" office:value="625009" table:style-name="ce12">
            <text:p>625,009<text:s/></text:p>
          </table:table-cell>
          <table:table-cell office:value-type="float" office:value="3669.1060000000002" table:style-name="ce12">
            <text:p>3,669<text:s/></text:p>
          </table:table-cell>
          <table:table-cell office:value-type="float" office:value="14888137" table:style-name="ce12">
            <text:p>14,888,137<text:s/></text:p>
          </table:table-cell>
          <table:table-cell office:value-type="float" office:value="35763.339" table:style-name="ce12">
            <text:p>35,763<text:s/></text:p>
          </table:table-cell>
          <table:table-cell office:value-type="float" office:value="73660" table:style-name="ce12">
            <text:p>73,660<text:s/></text:p>
          </table:table-cell>
          <table:table-cell office:value-type="float" office:value="239.185" table:style-name="ce12">
            <text:p>239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17990118" table:formula="of:=  IF(SUM([.E18];['國家別製品別水產貿易量值2(續)'.G18])=0;&quot;-&quot;;SUM([.E18];['國家別製品別水產貿易量值2(續)'.G18]))" table:style-name="ce14">
            <text:p>17,990,118<text:s/></text:p>
          </table:table-cell>
          <table:table-cell office:value-type="float" office:value="47603.707999999999" table:formula="of:=  IF(SUM([.F18];['國家別製品別水產貿易量值2(續)'.H18])=0;&quot;-&quot;;SUM([.F18];['國家別製品別水產貿易量值2(續)'.H18]))" table:style-name="ce14">
            <text:p>47,604<text:s/></text:p>
          </table:table-cell>
          <table:table-cell office:value-type="float" office:value="8842797" table:formula="of:=  IF(SUM([.G18];[.I18];[.K18];[.M18];['國家別製品別水產貿易量值1(續)'.C18];['國家別製品別水產貿易量值1(續)'.E18];['國家別製品別水產貿易量值1(續)'.G18];['國家別製品別水產貿易量值1(續)'.I18];['國家別製品別水產貿易量值1(續)'.K18];['國家別製品別水產貿易量值1(續)'.M18];['國家別製品別水產貿易量值2(續)'.C18];['國家別製品別水產貿易量值2(續)'.E18])=0;&quot;-&quot;;SUM([.G18];[.I18];[.K18];[.M18];['國家別製品別水產貿易量值1(續)'.C18];['國家別製品別水產貿易量值1(續)'.E18];['國家別製品別水產貿易量值1(續)'.G18];['國家別製品別水產貿易量值1(續)'.I18];['國家別製品別水產貿易量值1(續)'.K18];['國家別製品別水產貿易量值1(續)'.M18];['國家別製品別水產貿易量值2(續)'.C18];['國家別製品別水產貿易量值2(續)'.E18]))" table:style-name="ce14">
            <text:p>8,842,797<text:s/></text:p>
          </table:table-cell>
          <table:table-cell office:value-type="float" office:value="37219.781999999999" table:formula="of:=  IF(SUM([.H18];[.J18];[.L18];[.N18];['國家別製品別水產貿易量值1(續)'.D18];['國家別製品別水產貿易量值1(續)'.F18];['國家別製品別水產貿易量值1(續)'.H18];['國家別製品別水產貿易量值1(續)'.J18];['國家別製品別水產貿易量值1(續)'.L18];['國家別製品別水產貿易量值1(續)'.N18];['國家別製品別水產貿易量值2(續)'.D18];['國家別製品別水產貿易量值2(續)'.F18])=0;&quot;-&quot;;SUM([.H18];[.J18];[.L18];[.N18];['國家別製品別水產貿易量值1(續)'.D18];['國家別製品別水產貿易量值1(續)'.F18];['國家別製品別水產貿易量值1(續)'.H18];['國家別製品別水產貿易量值1(續)'.J18];['國家別製品別水產貿易量值1(續)'.L18];['國家別製品別水產貿易量值1(續)'.N18];['國家別製品別水產貿易量值2(續)'.D18];['國家別製品別水產貿易量值2(續)'.F18]))" table:style-name="ce14">
            <text:p>37,220<text:s/></text:p>
          </table:table-cell>
          <table:table-cell office:value-type="float" office:value="393924" table:style-name="ce12">
            <text:p>393,924<text:s/></text:p>
          </table:table-cell>
          <table:table-cell office:value-type="float" office:value="5942.0659999999998" table:style-name="ce12">
            <text:p>5,942<text:s/></text:p>
          </table:table-cell>
          <table:table-cell office:value-type="float" office:value="95318" table:style-name="ce12">
            <text:p>95,318<text:s/></text:p>
          </table:table-cell>
          <table:table-cell office:value-type="float" office:value="313.24299999999999" table:style-name="ce12">
            <text:p>313<text:s/></text:p>
          </table:table-cell>
          <table:table-cell office:value-type="float" office:value="4736500" table:style-name="ce12">
            <text:p>4,736,500<text:s/></text:p>
          </table:table-cell>
          <table:table-cell office:value-type="float" office:value="17537.526000000002" table:style-name="ce12">
            <text:p>17,538<text:s/></text:p>
          </table:table-cell>
          <table:table-cell office:value-type="float" office:value="30250" table:style-name="ce12">
            <text:p>30,250<text:s/></text:p>
          </table:table-cell>
          <table:table-cell office:value-type="float" office:value="636.14499999999998" table:style-name="ce12">
            <text:p>63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float" office:value="5016297" table:formula="of:=  IF(SUM([.E19];['國家別製品別水產貿易量值2(續)'.G19])=0;&quot;-&quot;;SUM([.E19];['國家別製品別水產貿易量值2(續)'.G19]))" table:style-name="ce14">
            <text:p>5,016,297<text:s/></text:p>
          </table:table-cell>
          <table:table-cell office:value-type="float" office:value="44257.248999999996" table:formula="of:=  IF(SUM([.F19];['國家別製品別水產貿易量值2(續)'.H19])=0;&quot;-&quot;;SUM([.F19];['國家別製品別水產貿易量值2(續)'.H19]))" table:style-name="ce14">
            <text:p>44,257<text:s/></text:p>
          </table:table-cell>
          <table:table-cell office:value-type="float" office:value="5016297" table:formula="of:=  IF(SUM([.G19];[.I19];[.K19];[.M19];['國家別製品別水產貿易量值1(續)'.C19];['國家別製品別水產貿易量值1(續)'.E19];['國家別製品別水產貿易量值1(續)'.G19];['國家別製品別水產貿易量值1(續)'.I19];['國家別製品別水產貿易量值1(續)'.K19];['國家別製品別水產貿易量值1(續)'.M19];['國家別製品別水產貿易量值2(續)'.C19];['國家別製品別水產貿易量值2(續)'.E19])=0;&quot;-&quot;;SUM([.G19];[.I19];[.K19];[.M19];['國家別製品別水產貿易量值1(續)'.C19];['國家別製品別水產貿易量值1(續)'.E19];['國家別製品別水產貿易量值1(續)'.G19];['國家別製品別水產貿易量值1(續)'.I19];['國家別製品別水產貿易量值1(續)'.K19];['國家別製品別水產貿易量值1(續)'.M19];['國家別製品別水產貿易量值2(續)'.C19];['國家別製品別水產貿易量值2(續)'.E19]))" table:style-name="ce14">
            <text:p>5,016,297<text:s/></text:p>
          </table:table-cell>
          <table:table-cell office:value-type="float" office:value="44257.248999999996" table:formula="of:=  IF(SUM([.H19];[.J19];[.L19];[.N19];['國家別製品別水產貿易量值1(續)'.D19];['國家別製品別水產貿易量值1(續)'.F19];['國家別製品別水產貿易量值1(續)'.H19];['國家別製品別水產貿易量值1(續)'.J19];['國家別製品別水產貿易量值1(續)'.L19];['國家別製品別水產貿易量值1(續)'.N19];['國家別製品別水產貿易量值2(續)'.D19];['國家別製品別水產貿易量值2(續)'.F19])=0;&quot;-&quot;;SUM([.H19];[.J19];[.L19];[.N19];['國家別製品別水產貿易量值1(續)'.D19];['國家別製品別水產貿易量值1(續)'.F19];['國家別製品別水產貿易量值1(續)'.H19];['國家別製品別水產貿易量值1(續)'.J19];['國家別製品別水產貿易量值1(續)'.L19];['國家別製品別水產貿易量值1(續)'.N19];['國家別製品別水產貿易量值2(續)'.D19];['國家別製品別水產貿易量值2(續)'.F19]))" table:style-name="ce14">
            <text:p>44,257<text:s/></text:p>
          </table:table-cell>
          <table:table-cell office:value-type="float" office:value="11" table:style-name="ce12">
            <text:p>11<text:s/></text:p>
          </table:table-cell>
          <table:table-cell office:value-type="float" office:value="0.79900000000000004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918459" table:style-name="ce12">
            <text:p>4,918,459<text:s/></text:p>
          </table:table-cell>
          <table:table-cell office:value-type="float" office:value="40544.472999999998" table:style-name="ce12">
            <text:p>40,544<text:s/></text:p>
          </table:table-cell>
          <table:table-cell office:value-type="float" office:value="51427" table:style-name="ce12">
            <text:p>51,427<text:s/></text:p>
          </table:table-cell>
          <table:table-cell office:value-type="float" office:value="3384.2739999999999" table:style-name="ce12">
            <text:p>3,384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6420801" table:formula="of:=  IF(SUM([.E20];['國家別製品別水產貿易量值2(續)'.G20])=0;&quot;-&quot;;SUM([.E20];['國家別製品別水產貿易量值2(續)'.G20]))" table:style-name="ce14">
            <text:p>6,420,801<text:s/></text:p>
          </table:table-cell>
          <table:table-cell office:value-type="float" office:value="43870.556000000004" table:formula="of:=  IF(SUM([.F20];['國家別製品別水產貿易量值2(續)'.H20])=0;&quot;-&quot;;SUM([.F20];['國家別製品別水產貿易量值2(續)'.H20]))" table:style-name="ce14">
            <text:p>43,871<text:s/></text:p>
          </table:table-cell>
          <table:table-cell office:value-type="float" office:value="6420784" table:formula="of:=  IF(SUM([.G20];[.I20];[.K20];[.M20];['國家別製品別水產貿易量值1(續)'.C20];['國家別製品別水產貿易量值1(續)'.E20];['國家別製品別水產貿易量值1(續)'.G20];['國家別製品別水產貿易量值1(續)'.I20];['國家別製品別水產貿易量值1(續)'.K20];['國家別製品別水產貿易量值1(續)'.M20];['國家別製品別水產貿易量值2(續)'.C20];['國家別製品別水產貿易量值2(續)'.E20])=0;&quot;-&quot;;SUM([.G20];[.I20];[.K20];[.M20];['國家別製品別水產貿易量值1(續)'.C20];['國家別製品別水產貿易量值1(續)'.E20];['國家別製品別水產貿易量值1(續)'.G20];['國家別製品別水產貿易量值1(續)'.I20];['國家別製品別水產貿易量值1(續)'.K20];['國家別製品別水產貿易量值1(續)'.M20];['國家別製品別水產貿易量值2(續)'.C20];['國家別製品別水產貿易量值2(續)'.E20]))" table:style-name="ce14">
            <text:p>6,420,784<text:s/></text:p>
          </table:table-cell>
          <table:table-cell office:value-type="float" office:value="43861.531000000003" table:formula="of:=  IF(SUM([.H20];[.J20];[.L20];[.N20];['國家別製品別水產貿易量值1(續)'.D20];['國家別製品別水產貿易量值1(續)'.F20];['國家別製品別水產貿易量值1(續)'.H20];['國家別製品別水產貿易量值1(續)'.J20];['國家別製品別水產貿易量值1(續)'.L20];['國家別製品別水產貿易量值1(續)'.N20];['國家別製品別水產貿易量值2(續)'.D20];['國家別製品別水產貿易量值2(續)'.F20])=0;&quot;-&quot;;SUM([.H20];[.J20];[.L20];[.N20];['國家別製品別水產貿易量值1(續)'.D20];['國家別製品別水產貿易量值1(續)'.F20];['國家別製品別水產貿易量值1(續)'.H20];['國家別製品別水產貿易量值1(續)'.J20];['國家別製品別水產貿易量值1(續)'.L20];['國家別製品別水產貿易量值1(續)'.N20];['國家別製品別水產貿易量值2(續)'.D20];['國家別製品別水產貿易量值2(續)'.F20]))" table:style-name="ce14">
            <text:p>43,862<text:s/></text:p>
          </table:table-cell>
          <table:table-cell office:value-type="float" office:value="642397" table:style-name="ce12">
            <text:p>642,397<text:s/></text:p>
          </table:table-cell>
          <table:table-cell office:value-type="float" office:value="10266.397000000001" table:style-name="ce12">
            <text:p>10,266<text:s/></text:p>
          </table:table-cell>
          <table:table-cell office:value-type="float" office:value="913787" table:style-name="ce12">
            <text:p>913,787<text:s/></text:p>
          </table:table-cell>
          <table:table-cell office:value-type="float" office:value="8088.2969999999996" table:style-name="ce12">
            <text:p>8,088<text:s/></text:p>
          </table:table-cell>
          <table:table-cell office:value-type="float" office:value="4708672" table:style-name="ce12">
            <text:p>4,708,672<text:s/></text:p>
          </table:table-cell>
          <table:table-cell office:value-type="float" office:value="24377.776999999998" table:style-name="ce12">
            <text:p>24,378<text:s/></text:p>
          </table:table-cell>
          <table:table-cell office:value-type="float" office:value="104110" table:style-name="ce12">
            <text:p>104,110<text:s/></text:p>
          </table:table-cell>
          <table:table-cell office:value-type="float" office:value="138.08600000000001" table:style-name="ce12">
            <text:p>138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float" office:value="19911803" table:formula="of:=  IF(SUM([.E21];['國家別製品別水產貿易量值2(續)'.G21])=0;&quot;-&quot;;SUM([.E21];['國家別製品別水產貿易量值2(續)'.G21]))" table:style-name="ce14">
            <text:p>19,911,803<text:s/></text:p>
          </table:table-cell>
          <table:table-cell office:value-type="float" office:value="35956.872000000003" table:formula="of:=  IF(SUM([.F21];['國家別製品別水產貿易量值2(續)'.H21])=0;&quot;-&quot;;SUM([.F21];['國家別製品別水產貿易量值2(續)'.H21]))" table:style-name="ce14">
            <text:p>35,957<text:s/></text:p>
          </table:table-cell>
          <table:table-cell office:value-type="float" office:value="4052803" table:formula="of:=  IF(SUM([.G21];[.I21];[.K21];[.M21];['國家別製品別水產貿易量值1(續)'.C21];['國家別製品別水產貿易量值1(續)'.E21];['國家別製品別水產貿易量值1(續)'.G21];['國家別製品別水產貿易量值1(續)'.I21];['國家別製品別水產貿易量值1(續)'.K21];['國家別製品別水產貿易量值1(續)'.M21];['國家別製品別水產貿易量值2(續)'.C21];['國家別製品別水產貿易量值2(續)'.E21])=0;&quot;-&quot;;SUM([.G21];[.I21];[.K21];[.M21];['國家別製品別水產貿易量值1(續)'.C21];['國家別製品別水產貿易量值1(續)'.E21];['國家別製品別水產貿易量值1(續)'.G21];['國家別製品別水產貿易量值1(續)'.I21];['國家別製品別水產貿易量值1(續)'.K21];['國家別製品別水產貿易量值1(續)'.M21];['國家別製品別水產貿易量值2(續)'.C21];['國家別製品別水產貿易量值2(續)'.E21]))" table:style-name="ce14">
            <text:p>4,052,803<text:s/></text:p>
          </table:table-cell>
          <table:table-cell office:value-type="float" office:value="10340.686" table:formula="of:=  IF(SUM([.H21];[.J21];[.L21];[.N21];['國家別製品別水產貿易量值1(續)'.D21];['國家別製品別水產貿易量值1(續)'.F21];['國家別製品別水產貿易量值1(續)'.H21];['國家別製品別水產貿易量值1(續)'.J21];['國家別製品別水產貿易量值1(續)'.L21];['國家別製品別水產貿易量值1(續)'.N21];['國家別製品別水產貿易量值2(續)'.D21];['國家別製品別水產貿易量值2(續)'.F21])=0;&quot;-&quot;;SUM([.H21];[.J21];[.L21];[.N21];['國家別製品別水產貿易量值1(續)'.D21];['國家別製品別水產貿易量值1(續)'.F21];['國家別製品別水產貿易量值1(續)'.H21];['國家別製品別水產貿易量值1(續)'.J21];['國家別製品別水產貿易量值1(續)'.L21];['國家別製品別水產貿易量值1(續)'.N21];['國家別製品別水產貿易量值2(續)'.D21];['國家別製品別水產貿易量值2(續)'.F21]))" table:style-name="ce14">
            <text:p>10,341<text:s/></text:p>
          </table:table-cell>
          <table:table-cell office:value-type="float" office:value="1033" table:style-name="ce12">
            <text:p>1,033<text:s/></text:p>
          </table:table-cell>
          <table:table-cell office:value-type="float" office:value="20.690999999999999" table:style-name="ce12">
            <text:p>21<text:s/></text:p>
          </table:table-cell>
          <table:table-cell office:value-type="float" office:value="1000" table:style-name="ce12">
            <text:p>1,000<text:s/></text:p>
          </table:table-cell>
          <table:table-cell office:value-type="float" office:value="1.996" table:style-name="ce12">
            <text:p>2<text:s/></text:p>
          </table:table-cell>
          <table:table-cell office:value-type="float" office:value="3593619" table:style-name="ce12">
            <text:p>3,593,619<text:s/></text:p>
          </table:table-cell>
          <table:table-cell office:value-type="float" office:value="4921.2190000000001" table:style-name="ce12">
            <text:p>4,921<text:s/></text:p>
          </table:table-cell>
          <table:table-cell office:value-type="float" office:value="10725" table:style-name="ce12">
            <text:p>10,725<text:s/></text:p>
          </table:table-cell>
          <table:table-cell office:value-type="float" office:value="43.008000000000003" table:style-name="ce12">
            <text:p>4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5374958" table:formula="of:=  IF(SUM([.E22];['國家別製品別水產貿易量值2(續)'.G22])=0;&quot;-&quot;;SUM([.E22];['國家別製品別水產貿易量值2(續)'.G22]))" table:style-name="ce14">
            <text:p>5,374,958<text:s/></text:p>
          </table:table-cell>
          <table:table-cell office:value-type="float" office:value="33452.218999999997" table:formula="of:=  IF(SUM([.F22];['國家別製品別水產貿易量值2(續)'.H22])=0;&quot;-&quot;;SUM([.F22];['國家別製品別水產貿易量值2(續)'.H22]))" table:style-name="ce14">
            <text:p>33,452<text:s/></text:p>
          </table:table-cell>
          <table:table-cell office:value-type="float" office:value="3422913" table:formula="of:=  IF(SUM([.G22];[.I22];[.K22];[.M22];['國家別製品別水產貿易量值1(續)'.C22];['國家別製品別水產貿易量值1(續)'.E22];['國家別製品別水產貿易量值1(續)'.G22];['國家別製品別水產貿易量值1(續)'.I22];['國家別製品別水產貿易量值1(續)'.K22];['國家別製品別水產貿易量值1(續)'.M22];['國家別製品別水產貿易量值2(續)'.C22];['國家別製品別水產貿易量值2(續)'.E22])=0;&quot;-&quot;;SUM([.G22];[.I22];[.K22];[.M22];['國家別製品別水產貿易量值1(續)'.C22];['國家別製品別水產貿易量值1(續)'.E22];['國家別製品別水產貿易量值1(續)'.G22];['國家別製品別水產貿易量值1(續)'.I22];['國家別製品別水產貿易量值1(續)'.K22];['國家別製品別水產貿易量值1(續)'.M22];['國家別製品別水產貿易量值2(續)'.C22];['國家別製品別水產貿易量值2(續)'.E22]))" table:style-name="ce14">
            <text:p>3,422,913<text:s/></text:p>
          </table:table-cell>
          <table:table-cell office:value-type="float" office:value="31627.201000000001" table:formula="of:=  IF(SUM([.H22];[.J22];[.L22];[.N22];['國家別製品別水產貿易量值1(續)'.D22];['國家別製品別水產貿易量值1(續)'.F22];['國家別製品別水產貿易量值1(續)'.H22];['國家別製品別水產貿易量值1(續)'.J22];['國家別製品別水產貿易量值1(續)'.L22];['國家別製品別水產貿易量值1(續)'.N22];['國家別製品別水產貿易量值2(續)'.D22];['國家別製品別水產貿易量值2(續)'.F22])=0;&quot;-&quot;;SUM([.H22];[.J22];[.L22];[.N22];['國家別製品別水產貿易量值1(續)'.D22];['國家別製品別水產貿易量值1(續)'.F22];['國家別製品別水產貿易量值1(續)'.H22];['國家別製品別水產貿易量值1(續)'.J22];['國家別製品別水產貿易量值1(續)'.L22];['國家別製品別水產貿易量值1(續)'.N22];['國家別製品別水產貿易量值2(續)'.D22];['國家別製品別水產貿易量值2(續)'.F22]))" table:style-name="ce14">
            <text:p>31,627<text:s/></text:p>
          </table:table-cell>
          <table:table-cell office:value-type="float" office:value="209595" table:style-name="ce12">
            <text:p>209,595<text:s/></text:p>
          </table:table-cell>
          <table:table-cell office:value-type="float" office:value="5203.1120000000001" table:style-name="ce12">
            <text:p>5,203<text:s/></text:p>
          </table:table-cell>
          <table:table-cell office:value-type="float" office:value="29807" table:style-name="ce12">
            <text:p>29,807<text:s/></text:p>
          </table:table-cell>
          <table:table-cell office:value-type="float" office:value="658.73299999999995" table:style-name="ce12">
            <text:p>659<text:s/></text:p>
          </table:table-cell>
          <table:table-cell office:value-type="float" office:value="716743" table:style-name="ce12">
            <text:p>716,743<text:s/></text:p>
          </table:table-cell>
          <table:table-cell office:value-type="float" office:value="2279.2559999999999" table:style-name="ce12">
            <text:p>2,279<text:s/></text:p>
          </table:table-cell>
          <table:table-cell office:value-type="float" office:value="860717" table:style-name="ce12">
            <text:p>860,717<text:s/></text:p>
          </table:table-cell>
          <table:table-cell office:value-type="float" office:value="14976.921" table:style-name="ce12">
            <text:p>14,977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12231304" table:formula="of:=  IF(SUM([.E23];['國家別製品別水產貿易量值2(續)'.G23])=0;&quot;-&quot;;SUM([.E23];['國家別製品別水產貿易量值2(續)'.G23]))" table:style-name="ce14">
            <text:p>12,231,304<text:s/></text:p>
          </table:table-cell>
          <table:table-cell office:value-type="float" office:value="29841.656000000006" table:formula="of:=  IF(SUM([.F23];['國家別製品別水產貿易量值2(續)'.H23])=0;&quot;-&quot;;SUM([.F23];['國家別製品別水產貿易量值2(續)'.H23]))" table:style-name="ce14">
            <text:p>29,842<text:s/></text:p>
          </table:table-cell>
          <table:table-cell office:value-type="float" office:value="8464217" table:formula="of:=  IF(SUM([.G23];[.I23];[.K23];[.M23];['國家別製品別水產貿易量值1(續)'.C23];['國家別製品別水產貿易量值1(續)'.E23];['國家別製品別水產貿易量值1(續)'.G23];['國家別製品別水產貿易量值1(續)'.I23];['國家別製品別水產貿易量值1(續)'.K23];['國家別製品別水產貿易量值1(續)'.M23];['國家別製品別水產貿易量值2(續)'.C23];['國家別製品別水產貿易量值2(續)'.E23])=0;&quot;-&quot;;SUM([.G23];[.I23];[.K23];[.M23];['國家別製品別水產貿易量值1(續)'.C23];['國家別製品別水產貿易量值1(續)'.E23];['國家別製品別水產貿易量值1(續)'.G23];['國家別製品別水產貿易量值1(續)'.I23];['國家別製品別水產貿易量值1(續)'.K23];['國家別製品別水產貿易量值1(續)'.M23];['國家別製品別水產貿易量值2(續)'.C23];['國家別製品別水產貿易量值2(續)'.E23]))" table:style-name="ce14">
            <text:p>8,464,217<text:s/></text:p>
          </table:table-cell>
          <table:table-cell office:value-type="float" office:value="26125.890000000007" table:formula="of:=  IF(SUM([.H23];[.J23];[.L23];[.N23];['國家別製品別水產貿易量值1(續)'.D23];['國家別製品別水產貿易量值1(續)'.F23];['國家別製品別水產貿易量值1(續)'.H23];['國家別製品別水產貿易量值1(續)'.J23];['國家別製品別水產貿易量值1(續)'.L23];['國家別製品別水產貿易量值1(續)'.N23];['國家別製品別水產貿易量值2(續)'.D23];['國家別製品別水產貿易量值2(續)'.F23])=0;&quot;-&quot;;SUM([.H23];[.J23];[.L23];[.N23];['國家別製品別水產貿易量值1(續)'.D23];['國家別製品別水產貿易量值1(續)'.F23];['國家別製品別水產貿易量值1(續)'.H23];['國家別製品別水產貿易量值1(續)'.J23];['國家別製品別水產貿易量值1(續)'.L23];['國家別製品別水產貿易量值1(續)'.N23];['國家別製品別水產貿易量值2(續)'.D23];['國家別製品別水產貿易量值2(續)'.F23]))" table:style-name="ce14">
            <text:p>26,126<text:s/></text:p>
          </table:table-cell>
          <table:table-cell office:value-type="float" office:value="2194149" table:style-name="ce12">
            <text:p>2,194,149<text:s/></text:p>
          </table:table-cell>
          <table:table-cell office:value-type="float" office:value="9913.0550000000003" table:style-name="ce12">
            <text:p>9,913<text:s/></text:p>
          </table:table-cell>
          <table:table-cell office:value-type="float" office:value="667490" table:style-name="ce12">
            <text:p>667,490<text:s/></text:p>
          </table:table-cell>
          <table:table-cell office:value-type="float" office:value="2637.9960000000001" table:style-name="ce12">
            <text:p>2,638<text:s/></text:p>
          </table:table-cell>
          <table:table-cell office:value-type="float" office:value="4283784" table:style-name="ce12">
            <text:p>4,283,784<text:s/></text:p>
          </table:table-cell>
          <table:table-cell office:value-type="float" office:value="10445.459000000001" table:style-name="ce12">
            <text:p>10,445<text:s/></text:p>
          </table:table-cell>
          <table:table-cell office:value-type="float" office:value="76157" table:style-name="ce12">
            <text:p>76,157<text:s/></text:p>
          </table:table-cell>
          <table:table-cell office:value-type="float" office:value="275.334" table:style-name="ce12">
            <text:p>275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float" office:value="4086903" table:formula="of:=  IF(SUM([.E24];['國家別製品別水產貿易量值2(續)'.G24])=0;&quot;-&quot;;SUM([.E24];['國家別製品別水產貿易量值2(續)'.G24]))" table:style-name="ce14">
            <text:p>4,086,903<text:s/></text:p>
          </table:table-cell>
          <table:table-cell office:value-type="float" office:value="26956.481" table:formula="of:=  IF(SUM([.F24];['國家別製品別水產貿易量值2(續)'.H24])=0;&quot;-&quot;;SUM([.F24];['國家別製品別水產貿易量值2(續)'.H24]))" table:style-name="ce14">
            <text:p>26,956<text:s/></text:p>
          </table:table-cell>
          <table:table-cell office:value-type="float" office:value="4086903" table:formula="of:=  IF(SUM([.G24];[.I24];[.K24];[.M24];['國家別製品別水產貿易量值1(續)'.C24];['國家別製品別水產貿易量值1(續)'.E24];['國家別製品別水產貿易量值1(續)'.G24];['國家別製品別水產貿易量值1(續)'.I24];['國家別製品別水產貿易量值1(續)'.K24];['國家別製品別水產貿易量值1(續)'.M24];['國家別製品別水產貿易量值2(續)'.C24];['國家別製品別水產貿易量值2(續)'.E24])=0;&quot;-&quot;;SUM([.G24];[.I24];[.K24];[.M24];['國家別製品別水產貿易量值1(續)'.C24];['國家別製品別水產貿易量值1(續)'.E24];['國家別製品別水產貿易量值1(續)'.G24];['國家別製品別水產貿易量值1(續)'.I24];['國家別製品別水產貿易量值1(續)'.K24];['國家別製品別水產貿易量值1(續)'.M24];['國家別製品別水產貿易量值2(續)'.C24];['國家別製品別水產貿易量值2(續)'.E24]))" table:style-name="ce14">
            <text:p>4,086,903<text:s/></text:p>
          </table:table-cell>
          <table:table-cell office:value-type="float" office:value="26956.481" table:formula="of:=  IF(SUM([.H24];[.J24];[.L24];[.N24];['國家別製品別水產貿易量值1(續)'.D24];['國家別製品別水產貿易量值1(續)'.F24];['國家別製品別水產貿易量值1(續)'.H24];['國家別製品別水產貿易量值1(續)'.J24];['國家別製品別水產貿易量值1(續)'.L24];['國家別製品別水產貿易量值1(續)'.N24];['國家別製品別水產貿易量值2(續)'.D24];['國家別製品別水產貿易量值2(續)'.F24])=0;&quot;-&quot;;SUM([.H24];[.J24];[.L24];[.N24];['國家別製品別水產貿易量值1(續)'.D24];['國家別製品別水產貿易量值1(續)'.F24];['國家別製品別水產貿易量值1(續)'.H24];['國家別製品別水產貿易量值1(續)'.J24];['國家別製品別水產貿易量值1(續)'.L24];['國家別製品別水產貿易量值1(續)'.N24];['國家別製品別水產貿易量值2(續)'.D24];['國家別製品別水產貿易量值2(續)'.F24]))" table:style-name="ce14">
            <text:p>26,95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086903" table:style-name="ce12">
            <text:p>4,086,903<text:s/></text:p>
          </table:table-cell>
          <table:table-cell office:value-type="float" office:value="26956.481" table:style-name="ce12">
            <text:p>26,95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float" office:value="9094797" table:formula="of:=  IF(SUM([.E25];['國家別製品別水產貿易量值2(續)'.G25])=0;&quot;-&quot;;SUM([.E25];['國家別製品別水產貿易量值2(續)'.G25]))" table:style-name="ce14">
            <text:p>9,094,797<text:s/></text:p>
          </table:table-cell>
          <table:table-cell office:value-type="float" office:value="26296.478999999999" table:formula="of:=  IF(SUM([.F25];['國家別製品別水產貿易量值2(續)'.H25])=0;&quot;-&quot;;SUM([.F25];['國家別製品別水產貿易量值2(續)'.H25]))" table:style-name="ce14">
            <text:p>26,296<text:s/></text:p>
          </table:table-cell>
          <table:table-cell office:value-type="float" office:value="3385797" table:formula="of:=  IF(SUM([.G25];[.I25];[.K25];[.M25];['國家別製品別水產貿易量值1(續)'.C25];['國家別製品別水產貿易量值1(續)'.E25];['國家別製品別水產貿易量值1(續)'.G25];['國家別製品別水產貿易量值1(續)'.I25];['國家別製品別水產貿易量值1(續)'.K25];['國家別製品別水產貿易量值1(續)'.M25];['國家別製品別水產貿易量值2(續)'.C25];['國家別製品別水產貿易量值2(續)'.E25])=0;&quot;-&quot;;SUM([.G25];[.I25];[.K25];[.M25];['國家別製品別水產貿易量值1(續)'.C25];['國家別製品別水產貿易量值1(續)'.E25];['國家別製品別水產貿易量值1(續)'.G25];['國家別製品別水產貿易量值1(續)'.I25];['國家別製品別水產貿易量值1(續)'.K25];['國家別製品別水產貿易量值1(續)'.M25];['國家別製品別水產貿易量值2(續)'.C25];['國家別製品別水產貿易量值2(續)'.E25]))" table:style-name="ce14">
            <text:p>3,385,797<text:s/></text:p>
          </table:table-cell>
          <table:table-cell office:value-type="float" office:value="19651.151999999998" table:formula="of:=  IF(SUM([.H25];[.J25];[.L25];[.N25];['國家別製品別水產貿易量值1(續)'.D25];['國家別製品別水產貿易量值1(續)'.F25];['國家別製品別水產貿易量值1(續)'.H25];['國家別製品別水產貿易量值1(續)'.J25];['國家別製品別水產貿易量值1(續)'.L25];['國家別製品別水產貿易量值1(續)'.N25];['國家別製品別水產貿易量值2(續)'.D25];['國家別製品別水產貿易量值2(續)'.F25])=0;&quot;-&quot;;SUM([.H25];[.J25];[.L25];[.N25];['國家別製品別水產貿易量值1(續)'.D25];['國家別製品別水產貿易量值1(續)'.F25];['國家別製品別水產貿易量值1(續)'.H25];['國家別製品別水產貿易量值1(續)'.J25];['國家別製品別水產貿易量值1(續)'.L25];['國家別製品別水產貿易量值1(續)'.N25];['國家別製品別水產貿易量值2(續)'.D25];['國家別製品別水產貿易量值2(續)'.F25]))" table:style-name="ce14">
            <text:p>19,65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385797" table:style-name="ce12">
            <text:p>3,385,797<text:s/></text:p>
          </table:table-cell>
          <table:table-cell office:value-type="float" office:value="19651.151999999998" table:style-name="ce12">
            <text:p>19,65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float" office:value="3825302" table:formula="of:=  IF(SUM([.E26];['國家別製品別水產貿易量值2(續)'.G26])=0;&quot;-&quot;;SUM([.E26];['國家別製品別水產貿易量值2(續)'.G26]))" table:style-name="ce14">
            <text:p>3,825,302<text:s/></text:p>
          </table:table-cell>
          <table:table-cell office:value-type="float" office:value="24837.004999999997" table:formula="of:=  IF(SUM([.F26];['國家別製品別水產貿易量值2(續)'.H26])=0;&quot;-&quot;;SUM([.F26];['國家別製品別水產貿易量值2(續)'.H26]))" table:style-name="ce14">
            <text:p>24,837<text:s/></text:p>
          </table:table-cell>
          <table:table-cell office:value-type="float" office:value="3617302" table:formula="of:=  IF(SUM([.G26];[.I26];[.K26];[.M26];['國家別製品別水產貿易量值1(續)'.C26];['國家別製品別水產貿易量值1(續)'.E26];['國家別製品別水產貿易量值1(續)'.G26];['國家別製品別水產貿易量值1(續)'.I26];['國家別製品別水產貿易量值1(續)'.K26];['國家別製品別水產貿易量值1(續)'.M26];['國家別製品別水產貿易量值2(續)'.C26];['國家別製品別水產貿易量值2(續)'.E26])=0;&quot;-&quot;;SUM([.G26];[.I26];[.K26];[.M26];['國家別製品別水產貿易量值1(續)'.C26];['國家別製品別水產貿易量值1(續)'.E26];['國家別製品別水產貿易量值1(續)'.G26];['國家別製品別水產貿易量值1(續)'.I26];['國家別製品別水產貿易量值1(續)'.K26];['國家別製品別水產貿易量值1(續)'.M26];['國家別製品別水產貿易量值2(續)'.C26];['國家別製品別水產貿易量值2(續)'.E26]))" table:style-name="ce14">
            <text:p>3,617,302<text:s/></text:p>
          </table:table-cell>
          <table:table-cell office:value-type="float" office:value="24654.315999999999" table:formula="of:=  IF(SUM([.H26];[.J26];[.L26];[.N26];['國家別製品別水產貿易量值1(續)'.D26];['國家別製品別水產貿易量值1(續)'.F26];['國家別製品別水產貿易量值1(續)'.H26];['國家別製品別水產貿易量值1(續)'.J26];['國家別製品別水產貿易量值1(續)'.L26];['國家別製品別水產貿易量值1(續)'.N26];['國家別製品別水產貿易量值2(續)'.D26];['國家別製品別水產貿易量值2(續)'.F26])=0;&quot;-&quot;;SUM([.H26];[.J26];[.L26];[.N26];['國家別製品別水產貿易量值1(續)'.D26];['國家別製品別水產貿易量值1(續)'.F26];['國家別製品別水產貿易量值1(續)'.H26];['國家別製品別水產貿易量值1(續)'.J26];['國家別製品別水產貿易量值1(續)'.L26];['國家別製品別水產貿易量值1(續)'.N26];['國家別製品別水產貿易量值2(續)'.D26];['國家別製品別水產貿易量值2(續)'.F26]))" table:style-name="ce14">
            <text:p>24,65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588207" table:style-name="ce12">
            <text:p>3,588,207<text:s/></text:p>
          </table:table-cell>
          <table:table-cell office:value-type="float" office:value="24343.581999999999" table:style-name="ce12">
            <text:p>24,344<text:s/></text:p>
          </table:table-cell>
          <table:table-cell office:value-type="float" office:value="2035" table:style-name="ce12">
            <text:p>2,035<text:s/></text:p>
          </table:table-cell>
          <table:table-cell office:value-type="float" office:value="40.578000000000003" table:style-name="ce12">
            <text:p>4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7274732" table:formula="of:=  IF(SUM([.E27];['國家別製品別水產貿易量值2(續)'.G27])=0;&quot;-&quot;;SUM([.E27];['國家別製品別水產貿易量值2(續)'.G27]))" table:style-name="ce14">
            <text:p>7,274,732<text:s/></text:p>
          </table:table-cell>
          <table:table-cell office:value-type="float" office:value="22328.897000000001" table:formula="of:=  IF(SUM([.F27];['國家別製品別水產貿易量值2(續)'.H27])=0;&quot;-&quot;;SUM([.F27];['國家別製品別水產貿易量值2(續)'.H27]))" table:style-name="ce14">
            <text:p>22,329<text:s/></text:p>
          </table:table-cell>
          <table:table-cell office:value-type="float" office:value="3920642" table:formula="of:=  IF(SUM([.G27];[.I27];[.K27];[.M27];['國家別製品別水產貿易量值1(續)'.C27];['國家別製品別水產貿易量值1(續)'.E27];['國家別製品別水產貿易量值1(續)'.G27];['國家別製品別水產貿易量值1(續)'.I27];['國家別製品別水產貿易量值1(續)'.K27];['國家別製品別水產貿易量值1(續)'.M27];['國家別製品別水產貿易量值2(續)'.C27];['國家別製品別水產貿易量值2(續)'.E27])=0;&quot;-&quot;;SUM([.G27];[.I27];[.K27];[.M27];['國家別製品別水產貿易量值1(續)'.C27];['國家別製品別水產貿易量值1(續)'.E27];['國家別製品別水產貿易量值1(續)'.G27];['國家別製品別水產貿易量值1(續)'.I27];['國家別製品別水產貿易量值1(續)'.K27];['國家別製品別水產貿易量值1(續)'.M27];['國家別製品別水產貿易量值2(續)'.C27];['國家別製品別水產貿易量值2(續)'.E27]))" table:style-name="ce14">
            <text:p>3,920,642<text:s/></text:p>
          </table:table-cell>
          <table:table-cell office:value-type="float" office:value="18096.214" table:formula="of:=  IF(SUM([.H27];[.J27];[.L27];[.N27];['國家別製品別水產貿易量值1(續)'.D27];['國家別製品別水產貿易量值1(續)'.F27];['國家別製品別水產貿易量值1(續)'.H27];['國家別製品別水產貿易量值1(續)'.J27];['國家別製品別水產貿易量值1(續)'.L27];['國家別製品別水產貿易量值1(續)'.N27];['國家別製品別水產貿易量值2(續)'.D27];['國家別製品別水產貿易量值2(續)'.F27])=0;&quot;-&quot;;SUM([.H27];[.J27];[.L27];[.N27];['國家別製品別水產貿易量值1(續)'.D27];['國家別製品別水產貿易量值1(續)'.F27];['國家別製品別水產貿易量值1(續)'.H27];['國家別製品別水產貿易量值1(續)'.J27];['國家別製品別水產貿易量值1(續)'.L27];['國家別製品別水產貿易量值1(續)'.N27];['國家別製品別水產貿易量值2(續)'.D27];['國家別製品別水產貿易量值2(續)'.F27]))" table:style-name="ce14">
            <text:p>18,096<text:s/></text:p>
          </table:table-cell>
          <table:table-cell office:value-type="float" office:value="48410" table:style-name="ce12">
            <text:p>48,410<text:s/></text:p>
          </table:table-cell>
          <table:table-cell office:value-type="float" office:value="240.63900000000001" table:style-name="ce12">
            <text:p>241<text:s/></text:p>
          </table:table-cell>
          <table:table-cell office:value-type="float" office:value="49176" table:style-name="ce12">
            <text:p>49,176<text:s/></text:p>
          </table:table-cell>
          <table:table-cell office:value-type="float" office:value="245.90600000000001" table:style-name="ce12">
            <text:p>246<text:s/></text:p>
          </table:table-cell>
          <table:table-cell office:value-type="float" office:value="3365667" table:style-name="ce12">
            <text:p>3,365,667<text:s/></text:p>
          </table:table-cell>
          <table:table-cell office:value-type="float" office:value="16576.125" table:style-name="ce12">
            <text:p>16,576<text:s/></text:p>
          </table:table-cell>
          <table:table-cell office:value-type="float" office:value="400" table:style-name="ce12">
            <text:p>400<text:s/></text:p>
          </table:table-cell>
          <table:table-cell office:value-type="float" office:value="1.968" table:style-name="ce12">
            <text:p>2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float" office:value="10717005" table:formula="of:=  IF(SUM([.E28];['國家別製品別水產貿易量值2(續)'.G28])=0;&quot;-&quot;;SUM([.E28];['國家別製品別水產貿易量值2(續)'.G28]))" table:style-name="ce14">
            <text:p>10,717,005<text:s/></text:p>
          </table:table-cell>
          <table:table-cell office:value-type="float" office:value="19850.437999999998" table:formula="of:=  IF(SUM([.F28];['國家別製品別水產貿易量值2(續)'.H28])=0;&quot;-&quot;;SUM([.F28];['國家別製品別水產貿易量值2(續)'.H28]))" table:style-name="ce14">
            <text:p>19,850<text:s/></text:p>
          </table:table-cell>
          <table:table-cell office:value-type="float" office:value="1522005" table:formula="of:=  IF(SUM([.G28];[.I28];[.K28];[.M28];['國家別製品別水產貿易量值1(續)'.C28];['國家別製品別水產貿易量值1(續)'.E28];['國家別製品別水產貿易量值1(續)'.G28];['國家別製品別水產貿易量值1(續)'.I28];['國家別製品別水產貿易量值1(續)'.K28];['國家別製品別水產貿易量值1(續)'.M28];['國家別製品別水產貿易量值2(續)'.C28];['國家別製品別水產貿易量值2(續)'.E28])=0;&quot;-&quot;;SUM([.G28];[.I28];[.K28];[.M28];['國家別製品別水產貿易量值1(續)'.C28];['國家別製品別水產貿易量值1(續)'.E28];['國家別製品別水產貿易量值1(續)'.G28];['國家別製品別水產貿易量值1(續)'.I28];['國家別製品別水產貿易量值1(續)'.K28];['國家別製品別水產貿易量值1(續)'.M28];['國家別製品別水產貿易量值2(續)'.C28];['國家別製品別水產貿易量值2(續)'.E28]))" table:style-name="ce14">
            <text:p>1,522,005<text:s/></text:p>
          </table:table-cell>
          <table:table-cell office:value-type="float" office:value="7633.360999999999" table:formula="of:=  IF(SUM([.H28];[.J28];[.L28];[.N28];['國家別製品別水產貿易量值1(續)'.D28];['國家別製品別水產貿易量值1(續)'.F28];['國家別製品別水產貿易量值1(續)'.H28];['國家別製品別水產貿易量值1(續)'.J28];['國家別製品別水產貿易量值1(續)'.L28];['國家別製品別水產貿易量值1(續)'.N28];['國家別製品別水產貿易量值2(續)'.D28];['國家別製品別水產貿易量值2(續)'.F28])=0;&quot;-&quot;;SUM([.H28];[.J28];[.L28];[.N28];['國家別製品別水產貿易量值1(續)'.D28];['國家別製品別水產貿易量值1(續)'.F28];['國家別製品別水產貿易量值1(續)'.H28];['國家別製品別水產貿易量值1(續)'.J28];['國家別製品別水產貿易量值1(續)'.L28];['國家別製品別水產貿易量值1(續)'.N28];['國家別製品別水產貿易量值2(續)'.D28];['國家別製品別水產貿易量值2(續)'.F28]))" table:style-name="ce14">
            <text:p>7,633<text:s/></text:p>
          </table:table-cell>
          <table:table-cell office:value-type="float" office:value="41671" table:style-name="ce12">
            <text:p>41,671<text:s/></text:p>
          </table:table-cell>
          <table:table-cell office:value-type="float" office:value="1057.905" table:style-name="ce12">
            <text:p>1,058<text:s/></text:p>
          </table:table-cell>
          <table:table-cell office:value-type="float" office:value="165904" table:style-name="ce12">
            <text:p>165,904<text:s/></text:p>
          </table:table-cell>
          <table:table-cell office:value-type="float" office:value="4125.098" table:style-name="ce12">
            <text:p>4,125<text:s/></text:p>
          </table:table-cell>
          <table:table-cell office:value-type="float" office:value="1307242" table:style-name="ce12">
            <text:p>1,307,242<text:s/></text:p>
          </table:table-cell>
          <table:table-cell office:value-type="float" office:value="2146.308" table:style-name="ce12">
            <text:p>2,146<text:s/></text:p>
          </table:table-cell>
          <table:table-cell office:value-type="float" office:value="153" table:style-name="ce12">
            <text:p>153<text:s/></text:p>
          </table:table-cell>
          <table:table-cell office:value-type="float" office:value="24.771000000000001" table:style-name="ce12">
            <text:p>25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float" office:value="7671166" table:formula="of:=  IF(SUM([.E29];['國家別製品別水產貿易量值2(續)'.G29])=0;&quot;-&quot;;SUM([.E29];['國家別製品別水產貿易量值2(續)'.G29]))" table:style-name="ce14">
            <text:p>7,671,166<text:s/></text:p>
          </table:table-cell>
          <table:table-cell office:value-type="float" office:value="18951.728999999999" table:formula="of:=  IF(SUM([.F29];['國家別製品別水產貿易量值2(續)'.H29])=0;&quot;-&quot;;SUM([.F29];['國家別製品別水產貿易量值2(續)'.H29]))" table:style-name="ce14">
            <text:p>18,952<text:s/></text:p>
          </table:table-cell>
          <table:table-cell office:value-type="float" office:value="1213166" table:formula="of:=  IF(SUM([.G29];[.I29];[.K29];[.M29];['國家別製品別水產貿易量值1(續)'.C29];['國家別製品別水產貿易量值1(續)'.E29];['國家別製品別水產貿易量值1(續)'.G29];['國家別製品別水產貿易量值1(續)'.I29];['國家別製品別水產貿易量值1(續)'.K29];['國家別製品別水產貿易量值1(續)'.M29];['國家別製品別水產貿易量值2(續)'.C29];['國家別製品別水產貿易量值2(續)'.E29])=0;&quot;-&quot;;SUM([.G29];[.I29];[.K29];[.M29];['國家別製品別水產貿易量值1(續)'.C29];['國家別製品別水產貿易量值1(續)'.E29];['國家別製品別水產貿易量值1(續)'.G29];['國家別製品別水產貿易量值1(續)'.I29];['國家別製品別水產貿易量值1(續)'.K29];['國家別製品別水產貿易量值1(續)'.M29];['國家別製品別水產貿易量值2(續)'.C29];['國家別製品別水產貿易量值2(續)'.E29]))" table:style-name="ce14">
            <text:p>1,213,166<text:s/></text:p>
          </table:table-cell>
          <table:table-cell office:value-type="float" office:value="7557.0109999999986" table:formula="of:=  IF(SUM([.H29];[.J29];[.L29];[.N29];['國家別製品別水產貿易量值1(續)'.D29];['國家別製品別水產貿易量值1(續)'.F29];['國家別製品別水產貿易量值1(續)'.H29];['國家別製品別水產貿易量值1(續)'.J29];['國家別製品別水產貿易量值1(續)'.L29];['國家別製品別水產貿易量值1(續)'.N29];['國家別製品別水產貿易量值2(續)'.D29];['國家別製品別水產貿易量值2(續)'.F29])=0;&quot;-&quot;;SUM([.H29];[.J29];[.L29];[.N29];['國家別製品別水產貿易量值1(續)'.D29];['國家別製品別水產貿易量值1(續)'.F29];['國家別製品別水產貿易量值1(續)'.H29];['國家別製品別水產貿易量值1(續)'.J29];['國家別製品別水產貿易量值1(續)'.L29];['國家別製品別水產貿易量值1(續)'.N29];['國家別製品別水產貿易量值2(續)'.D29];['國家別製品別水產貿易量值2(續)'.F29]))" table:style-name="ce14">
            <text:p>7,55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260" table:style-name="ce12">
            <text:p>3,260<text:s/></text:p>
          </table:table-cell>
          <table:table-cell office:value-type="float" office:value="24.515000000000001" table:style-name="ce12">
            <text:p>25<text:s/></text:p>
          </table:table-cell>
          <table:table-cell office:value-type="float" office:value="909793" table:style-name="ce12">
            <text:p>909,793<text:s/></text:p>
          </table:table-cell>
          <table:table-cell office:value-type="float" office:value="5481.61" table:style-name="ce12">
            <text:p>5,48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69826508" table:formula="of:=  IF(SUM([.E30];['國家別製品別水產貿易量值2(續)'.G30])=0;&quot;-&quot;;SUM([.E30];['國家別製品別水產貿易量值2(續)'.G30]))" table:style-name="ce24">
            <text:p>69,826,508<text:s/></text:p>
          </table:table-cell>
          <table:table-cell office:value-type="float" office:value="197106.44200000004" table:formula="of:=  IF(SUM([.F30];['國家別製品別水產貿易量值2(續)'.H30])=0;&quot;-&quot;;SUM([.F30];['國家別製品別水產貿易量值2(續)'.H30]))" table:style-name="ce24">
            <text:p>197,106<text:s/></text:p>
          </table:table-cell>
          <table:table-cell office:value-type="float" office:value="36830708" table:formula="of:=  IF(SUM([.G30];[.I30];[.K30];[.M30];['國家別製品別水產貿易量值1(續)'.C30];['國家別製品別水產貿易量值1(續)'.E30];['國家別製品別水產貿易量值1(續)'.G30];['國家別製品別水產貿易量值1(續)'.I30];['國家別製品別水產貿易量值1(續)'.K30];['國家別製品別水產貿易量值1(續)'.M30];['國家別製品別水產貿易量值2(續)'.C30];['國家別製品別水產貿易量值2(續)'.E30])=0;&quot;-&quot;;SUM([.G30];[.I30];[.K30];[.M30];['國家別製品別水產貿易量值1(續)'.C30];['國家別製品別水產貿易量值1(續)'.E30];['國家別製品別水產貿易量值1(續)'.G30];['國家別製品別水產貿易量值1(續)'.I30];['國家別製品別水產貿易量值1(續)'.K30];['國家別製品別水產貿易量值1(續)'.M30];['國家別製品別水產貿易量值2(續)'.C30];['國家別製品別水產貿易量值2(續)'.E30]))" table:style-name="ce24">
            <text:p>36,830,708<text:s/></text:p>
          </table:table-cell>
          <table:table-cell office:value-type="float" office:value="146238.25300000003" table:formula="of:=  IF(SUM([.H30];[.J30];[.L30];[.N30];['國家別製品別水產貿易量值1(續)'.D30];['國家別製品別水產貿易量值1(續)'.F30];['國家別製品別水產貿易量值1(續)'.H30];['國家別製品別水產貿易量值1(續)'.J30];['國家別製品別水產貿易量值1(續)'.L30];['國家別製品別水產貿易量值1(續)'.N30];['國家別製品別水產貿易量值2(續)'.D30];['國家別製品別水產貿易量值2(續)'.F30])=0;&quot;-&quot;;SUM([.H30];[.J30];[.L30];[.N30];['國家別製品別水產貿易量值1(續)'.D30];['國家別製品別水產貿易量值1(續)'.F30];['國家別製品別水產貿易量值1(續)'.H30];['國家別製品別水產貿易量值1(續)'.J30];['國家別製品別水產貿易量值1(續)'.L30];['國家別製品別水產貿易量值1(續)'.N30];['國家別製品別水產貿易量值2(續)'.D30];['國家別製品別水產貿易量值2(續)'.F30]))" table:style-name="ce24">
            <text:p>146,238<text:s/></text:p>
          </table:table-cell>
          <table:table-cell office:value-type="float" office:value="528871" table:style-name="ce13">
            <text:p>528,871<text:s/></text:p>
          </table:table-cell>
          <table:table-cell office:value-type="float" office:value="5634.7560000000003" table:style-name="ce13">
            <text:p>5,635<text:s/></text:p>
          </table:table-cell>
          <table:table-cell office:value-type="float" office:value="2777214" table:style-name="ce13">
            <text:p>2,777,214<text:s/></text:p>
          </table:table-cell>
          <table:table-cell office:value-type="float" office:value="19757.169000000002" table:style-name="ce13">
            <text:p>19,757<text:s/></text:p>
          </table:table-cell>
          <table:table-cell office:value-type="float" office:value="29601225" table:style-name="ce13">
            <text:p>29,601,225<text:s/></text:p>
          </table:table-cell>
          <table:table-cell office:value-type="float" office:value="90885.824999999997" table:style-name="ce13">
            <text:p>90,886<text:s/></text:p>
          </table:table-cell>
          <table:table-cell office:value-type="float" office:value="171898" table:style-name="ce13">
            <text:p>171,898<text:s/></text:p>
          </table:table-cell>
          <table:table-cell office:value-type="float" office:value="1998.4559999999999" table:style-name="ce13">
            <text:p>1,998<text:s/></text:p>
          </table:table-cell>
          <table:table-cell table:number-columns-repeated="16370"/>
        </table:table-row>
        <table:table-row table:number-rows-repeated="1048546" table:style-name="ro5">
          <table:table-cell table:number-columns-repeated="16384"/>
        </table:table-row>
      </table:table>
      <table:table table:name="國家別製品別水產貿易量值1(續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9">
            <text:p>8‧水產貿易量值 <text:s/>(1)進口</text:p>
          </table:table-cell>
          <table:covered-table-cell table:number-columns-repeated="2"/>
          <table:table-cell table:number-columns-repeated="4" table:style-name="ce27"/>
          <table:table-cell office:value-type="string" table:number-columns-spanned="6" table:number-rows-spanned="1" table:style-name="ce29">
            <text:p>8‧THE TRADE OF FISHERY PRODUCTS (1)IMPORT</text:p>
          </table:table-cell>
          <table:covered-table-cell table:number-columns-repeated="5"/>
          <table:table-cell table:number-columns-repeated="16371" table:style-name="ce27"/>
        </table:table-row>
        <table:table-row table:style-name="ro2">
          <table:table-cell table:style-name="ce27"/>
          <table:table-cell office:value-type="string" table:number-columns-spanned="3" table:number-rows-spanned="1" table:style-name="ce31">
            <text:p>(1.2)國家別製品別貿易量值(續)<text:s/></text:p>
          </table:table-cell>
          <table:covered-table-cell table:number-columns-repeated="2"/>
          <table:table-cell table:number-columns-repeated="5" table:style-name="ce27"/>
          <table:table-cell office:value-type="string" table:style-name="ce28">
            <text:p>(1.2)By country and by product(Continued)</text:p>
          </table:table-cell>
          <table:table-cell table:number-columns-repeated="16374" table:style-name="ce27"/>
        </table:table-row>
        <table:table-row table:style-name="ro2">
          <table:table-cell table:number-columns-repeated="4" table:style-name="ce27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27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27"/>
        </table:table-row>
        <table:table-row table:style-name="ro2">
          <table:table-cell table:number-columns-repeated="2" table:style-name="ce27"/>
          <table:table-cell table:number-columns-spanned="2" table:number-rows-spanned="1" table:style-name="ce31"/>
          <table:covered-table-cell/>
          <table:table-cell table:style-name="ce27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27"/>
          <table:table-cell table:number-columns-spanned="2" table:number-rows-spanned="1" table:style-name="ce31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27"/>
        </table:table-row>
        <table:table-row table:style-name="ro3">
          <table:table-cell office:value-type="string" table:number-columns-spanned="2" table:number-rows-spanned="1" table:style-name="ce55">
            <text:p>製品別</text:p>
            <draw:custom-shape svg:x="0in" svg:y="0in" svg:width="2.30208in" svg:height="0.70833in" draw:z-index="1" draw:id="id1" draw:style-name="a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2.30208in" svg:height="0.70833in" draw:z-index="2" draw:id="id2" draw:style-name="a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36">
            <text:p>鹹或浸鹹</text:p>
          </table:table-cell>
          <table:covered-table-cell/>
          <table:table-cell office:value-type="string" table:number-columns-spanned="2" table:number-rows-spanned="1" table:style-name="ce36">
            <text:p>燻製品</text:p>
          </table:table-cell>
          <table:covered-table-cell/>
          <table:table-cell office:value-type="string" table:number-columns-spanned="2" table:number-rows-spanned="1" table:style-name="ce36">
            <text:p>調製或保藏</text:p>
          </table:table-cell>
          <table:covered-table-cell/>
          <table:table-cell office:value-type="string" table:number-columns-spanned="2" table:number-rows-spanned="1" table:style-name="ce36">
            <text:p>罐頭</text:p>
          </table:table-cell>
          <table:covered-table-cell/>
          <table:table-cell office:value-type="string" table:number-columns-spanned="2" table:number-rows-spanned="1" table:style-name="ce36">
            <text:p>菜膠</text:p>
          </table:table-cell>
          <table:covered-table-cell/>
          <table:table-cell office:value-type="string" table:number-columns-spanned="2" table:number-rows-spanned="1" table:style-name="ce36">
            <text:p>抽出物及汁液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4">
            <text:p>Product</text:p>
          </table:table-cell>
          <table:covered-table-cell/>
          <table:table-cell office:value-type="string" table:number-columns-spanned="2" table:number-rows-spanned="1" table:style-name="ce51">
            <text:p>SALTED OR IN BRINE</text:p>
          </table:table-cell>
          <table:covered-table-cell/>
          <table:table-cell office:value-type="string" table:number-columns-spanned="2" table:number-rows-spanned="1" table:style-name="ce51">
            <text:p>SMOKED</text:p>
          </table:table-cell>
          <table:covered-table-cell/>
          <table:table-cell office:value-type="string" table:number-columns-spanned="2" table:number-rows-spanned="1" table:style-name="ce51">
            <text:p>PREPARED,PRESERVED</text:p>
          </table:table-cell>
          <table:covered-table-cell/>
          <table:table-cell office:value-type="string" table:number-columns-spanned="2" table:number-rows-spanned="1" table:style-name="ce51">
            <text:p>CANNED</text:p>
          </table:table-cell>
          <table:covered-table-cell/>
          <table:table-cell office:value-type="string" table:number-columns-spanned="2" table:number-rows-spanned="1" table:style-name="ce51">
            <text:p>GEL</text:p>
          </table:table-cell>
          <table:covered-table-cell/>
          <table:table-cell office:value-type="string" table:number-columns-spanned="2" table:number-rows-spanned="1" table:style-name="ce51">
            <text:p>EXTRACTS AND JUICE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2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3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2320973" table:formula="of:=  IF(SUM([.C10:.C30])=0;&quot;-&quot;;SUM([.C10:.C30]))" table:style-name="ce12">
            <text:p>2,320,973<text:s/></text:p>
          </table:table-cell>
          <table:table-cell office:value-type="float" office:value="15253.562999999998" table:formula="of:=  IF(SUM([.D10:.D30])=0;&quot;-&quot;;SUM([.D10:.D30]))" table:style-name="ce12">
            <text:p>15,254<text:s/></text:p>
          </table:table-cell>
          <table:table-cell office:value-type="float" office:value="855776" table:formula="of:=  IF(SUM([.E10:.E30])=0;&quot;-&quot;;SUM([.E10:.E30]))" table:style-name="ce12">
            <text:p>855,776<text:s/></text:p>
          </table:table-cell>
          <table:table-cell office:value-type="float" office:value="3344.375" table:formula="of:=  IF(SUM([.F10:.F30])=0;&quot;-&quot;;SUM([.F10:.F30]))" table:style-name="ce12">
            <text:p>3,344<text:s/></text:p>
          </table:table-cell>
          <table:table-cell office:value-type="float" office:value="25154657" table:formula="of:=  IF(SUM([.G10:.G30])=0;&quot;-&quot;;SUM([.G10:.G30]))" table:style-name="ce12">
            <text:p>25,154,657<text:s/></text:p>
          </table:table-cell>
          <table:table-cell office:value-type="float" office:value="100105.94000000003" table:formula="of:=  IF(SUM([.H10:.H30])=0;&quot;-&quot;;SUM([.H10:.H30]))" table:style-name="ce12">
            <text:p>100,106<text:s/></text:p>
          </table:table-cell>
          <table:table-cell office:value-type="float" office:value="3638836" table:formula="of:=  IF(SUM([.I10:.I30])=0;&quot;-&quot;;SUM([.I10:.I30]))" table:style-name="ce12">
            <text:p>3,638,836<text:s/></text:p>
          </table:table-cell>
          <table:table-cell office:value-type="float" office:value="23620.056" table:formula="of:=  IF(SUM([.J10:.J30])=0;&quot;-&quot;;SUM([.J10:.J30]))" table:style-name="ce12">
            <text:p>23,620<text:s/></text:p>
          </table:table-cell>
          <table:table-cell office:value-type="float" office:value="525955" table:formula="of:=  IF(SUM([.K10:.K30])=0;&quot;-&quot;;SUM([.K10:.K30]))" table:style-name="ce12">
            <text:p>525,955<text:s/></text:p>
          </table:table-cell>
          <table:table-cell office:value-type="float" office:value="5778.85" table:formula="of:=  IF(SUM([.L10:.L30])=0;&quot;-&quot;;SUM([.L10:.L30]))" table:style-name="ce12">
            <text:p>5,779<text:s/></text:p>
          </table:table-cell>
          <table:table-cell office:value-type="float" office:value="233958" table:formula="of:=  IF(SUM([.M10:.M30])=0;&quot;-&quot;;SUM([.M10:.M30]))" table:style-name="ce12">
            <text:p>233,958<text:s/></text:p>
          </table:table-cell>
          <table:table-cell office:value-type="float" office:value="5058.7149999999992" table:formula="of:=  IF(SUM([.N10:.N30])=0;&quot;-&quot;;SUM([.N10:.N30]))" table:style-name="ce12">
            <text:p>5,059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651310" table:style-name="ce12">
            <text:p>651,310<text:s/></text:p>
          </table:table-cell>
          <table:table-cell office:value-type="float" office:value="1596.626" table:style-name="ce12">
            <text:p>1,597<text:s/></text:p>
          </table:table-cell>
          <table:table-cell office:value-type="float" office:value="536209" table:style-name="ce12">
            <text:p>536,209<text:s/></text:p>
          </table:table-cell>
          <table:table-cell office:value-type="float" office:value="1563.7660000000001" table:style-name="ce12">
            <text:p>1,564<text:s/></text:p>
          </table:table-cell>
          <table:table-cell office:value-type="float" office:value="8620155" table:style-name="ce12">
            <text:p>8,620,155<text:s/></text:p>
          </table:table-cell>
          <table:table-cell office:value-type="float" office:value="31380.083999999999" table:style-name="ce12">
            <text:p>31,380<text:s/></text:p>
          </table:table-cell>
          <table:table-cell office:value-type="float" office:value="129959" table:style-name="ce12">
            <text:p>129,959<text:s/></text:p>
          </table:table-cell>
          <table:table-cell office:value-type="float" office:value="995.83100000000002" table:style-name="ce12">
            <text:p>996<text:s/></text:p>
          </table:table-cell>
          <table:table-cell office:value-type="float" office:value="241421" table:style-name="ce12">
            <text:p>241,421<text:s/></text:p>
          </table:table-cell>
          <table:table-cell office:value-type="float" office:value="2204.605" table:style-name="ce12">
            <text:p>2,205<text:s/></text:p>
          </table:table-cell>
          <table:table-cell office:value-type="float" office:value="106480" table:style-name="ce12">
            <text:p>106,480<text:s/></text:p>
          </table:table-cell>
          <table:table-cell office:value-type="float" office:value="4072.5390000000002" table:style-name="ce12">
            <text:p>4,07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float" office:value="26303" table:style-name="ce12">
            <text:p>26,303<text:s/></text:p>
          </table:table-cell>
          <table:table-cell office:value-type="float" office:value="132.18199999999999" table:style-name="ce12">
            <text:p>132<text:s/></text:p>
          </table:table-cell>
          <table:table-cell office:value-type="float" office:value="3473" table:style-name="ce12">
            <text:p>3,473<text:s/></text:p>
          </table:table-cell>
          <table:table-cell office:value-type="float" office:value="42.051000000000002" table:style-name="ce12">
            <text:p>42<text:s/></text:p>
          </table:table-cell>
          <table:table-cell office:value-type="float" office:value="7568" table:style-name="ce12">
            <text:p>7,568<text:s/></text:p>
          </table:table-cell>
          <table:table-cell office:value-type="float" office:value="172.47300000000001" table:style-name="ce12">
            <text:p>17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296" table:style-name="ce12">
            <text:p>7,296<text:s/></text:p>
          </table:table-cell>
          <table:table-cell office:value-type="float" office:value="45.323" table:style-name="ce12">
            <text:p>45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206861" table:style-name="ce12">
            <text:p>206,861<text:s/></text:p>
          </table:table-cell>
          <table:table-cell office:value-type="float" office:value="4156.3469999999998" table:style-name="ce12">
            <text:p>4,156<text:s/></text:p>
          </table:table-cell>
          <table:table-cell office:value-type="float" office:value="24431" table:style-name="ce12">
            <text:p>24,431<text:s/></text:p>
          </table:table-cell>
          <table:table-cell office:value-type="float" office:value="365.22300000000001" table:style-name="ce12">
            <text:p>365<text:s/></text:p>
          </table:table-cell>
          <table:table-cell office:value-type="float" office:value="2190718" table:style-name="ce12">
            <text:p>2,190,718<text:s/></text:p>
          </table:table-cell>
          <table:table-cell office:value-type="float" office:value="16725.983" table:style-name="ce12">
            <text:p>16,726<text:s/></text:p>
          </table:table-cell>
          <table:table-cell office:value-type="float" office:value="46474" table:style-name="ce12">
            <text:p>46,474<text:s/></text:p>
          </table:table-cell>
          <table:table-cell office:value-type="float" office:value="349.14800000000002" table:style-name="ce12">
            <text:p>349<text:s/></text:p>
          </table:table-cell>
          <table:table-cell office:value-type="float" office:value="11159" table:style-name="ce12">
            <text:p>11,159<text:s/></text:p>
          </table:table-cell>
          <table:table-cell office:value-type="float" office:value="251.78899999999999" table:style-name="ce12">
            <text:p>252<text:s/></text:p>
          </table:table-cell>
          <table:table-cell office:value-type="float" office:value="25769" table:style-name="ce12">
            <text:p>25,769<text:s/></text:p>
          </table:table-cell>
          <table:table-cell office:value-type="float" office:value="265.70600000000002" table:style-name="ce12">
            <text:p>26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24344" table:style-name="ce12">
            <text:p>24,344<text:s/></text:p>
          </table:table-cell>
          <table:table-cell office:value-type="float" office:value="21.251000000000001" table:style-name="ce12">
            <text:p>21<text:s/></text:p>
          </table:table-cell>
          <table:table-cell office:value-type="float" office:value="300" table:style-name="ce12">
            <text:p>300<text:s/></text:p>
          </table:table-cell>
          <table:table-cell office:value-type="float" office:value="4.1219999999999999" table:style-name="ce12">
            <text:p>4<text:s/></text:p>
          </table:table-cell>
          <table:table-cell office:value-type="float" office:value="6053025" table:style-name="ce12">
            <text:p>6,053,025<text:s/></text:p>
          </table:table-cell>
          <table:table-cell office:value-type="float" office:value="10573.349" table:style-name="ce12">
            <text:p>10,573<text:s/></text:p>
          </table:table-cell>
          <table:table-cell office:value-type="float" office:value="902822" table:style-name="ce12">
            <text:p>902,822<text:s/></text:p>
          </table:table-cell>
          <table:table-cell office:value-type="float" office:value="2219.3829999999998" table:style-name="ce12">
            <text:p>2,219<text:s/></text:p>
          </table:table-cell>
          <table:table-cell office:value-type="float" office:value="3132" table:style-name="ce12">
            <text:p>3,132<text:s/></text:p>
          </table:table-cell>
          <table:table-cell office:value-type="float" office:value="33.755000000000003" table:style-name="ce12">
            <text:p>3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376584" table:style-name="ce12">
            <text:p>376,584<text:s/></text:p>
          </table:table-cell>
          <table:table-cell office:value-type="float" office:value="2563.7159999999999" table:style-name="ce12">
            <text:p>2,564<text:s/></text:p>
          </table:table-cell>
          <table:table-cell office:value-type="float" office:value="44569" table:style-name="ce12">
            <text:p>44,569<text:s/></text:p>
          </table:table-cell>
          <table:table-cell office:value-type="float" office:value="95.194999999999993" table:style-name="ce12">
            <text:p>95<text:s/></text:p>
          </table:table-cell>
          <table:table-cell office:value-type="float" office:value="775747" table:style-name="ce12">
            <text:p>775,747<text:s/></text:p>
          </table:table-cell>
          <table:table-cell office:value-type="float" office:value="1146.461" table:style-name="ce12">
            <text:p>1,146<text:s/></text:p>
          </table:table-cell>
          <table:table-cell office:value-type="float" office:value="159283" table:style-name="ce12">
            <text:p>159,283<text:s/></text:p>
          </table:table-cell>
          <table:table-cell office:value-type="float" office:value="412.50599999999997" table:style-name="ce12">
            <text:p>413<text:s/></text:p>
          </table:table-cell>
          <table:table-cell office:value-type="float" office:value="15774" table:style-name="ce12">
            <text:p>15,774<text:s/></text:p>
          </table:table-cell>
          <table:table-cell office:value-type="float" office:value="193.48599999999999" table:style-name="ce12">
            <text:p>193<text:s/></text:p>
          </table:table-cell>
          <table:table-cell office:value-type="float" office:value="704" table:style-name="ce12">
            <text:p>704<text:s/></text:p>
          </table:table-cell>
          <table:table-cell office:value-type="float" office:value="0.83899999999999997" table:style-name="ce12">
            <text:p>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float" office:value="2400" table:style-name="ce12">
            <text:p>2,400<text:s/></text:p>
          </table:table-cell>
          <table:table-cell office:value-type="float" office:value="24.181000000000001" table:style-name="ce12">
            <text:p>2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0038" table:style-name="ce12">
            <text:p>170,038<text:s/></text:p>
          </table:table-cell>
          <table:table-cell office:value-type="float" office:value="521.45500000000004" table:style-name="ce12">
            <text:p>521<text:s/></text:p>
          </table:table-cell>
          <table:table-cell office:value-type="float" office:value="231793" table:style-name="ce12">
            <text:p>231,793<text:s/></text:p>
          </table:table-cell>
          <table:table-cell office:value-type="float" office:value="3652.8440000000001" table:style-name="ce12">
            <text:p>3,653<text:s/></text:p>
          </table:table-cell>
          <table:table-cell office:value-type="float" office:value="17000" table:style-name="ce12">
            <text:p>17,000<text:s/></text:p>
          </table:table-cell>
          <table:table-cell office:value-type="float" office:value="367.47199999999998" table:style-name="ce12">
            <text:p>36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329376" table:style-name="ce12">
            <text:p>329,376<text:s/></text:p>
          </table:table-cell>
          <table:table-cell office:value-type="float" office:value="821.12099999999998" table:style-name="ce12">
            <text:p>821<text:s/></text:p>
          </table:table-cell>
          <table:table-cell office:value-type="float" office:value="2885" table:style-name="ce12">
            <text:p>2,885<text:s/></text:p>
          </table:table-cell>
          <table:table-cell office:value-type="float" office:value="54.055999999999997" table:style-name="ce12">
            <text:p>54<text:s/></text:p>
          </table:table-cell>
          <table:table-cell office:value-type="float" office:value="4487087" table:style-name="ce12">
            <text:p>4,487,087<text:s/></text:p>
          </table:table-cell>
          <table:table-cell office:value-type="float" office:value="20653.187000000002" table:style-name="ce12">
            <text:p>20,653<text:s/></text:p>
          </table:table-cell>
          <table:table-cell office:value-type="float" office:value="1229418" table:style-name="ce12">
            <text:p>1,229,418<text:s/></text:p>
          </table:table-cell>
          <table:table-cell office:value-type="float" office:value="5315.6670000000004" table:style-name="ce12">
            <text:p>5,316<text:s/></text:p>
          </table:table-cell>
          <table:table-cell office:value-type="float" office:value="106" table:style-name="ce12">
            <text:p>106<text:s/></text:p>
          </table:table-cell>
          <table:table-cell office:value-type="float" office:value="0.17199999999999999" table:style-name="ce12">
            <text:p>0<text:s/></text:p>
          </table:table-cell>
          <table:table-cell office:value-type="float" office:value="3090" table:style-name="ce12">
            <text:p>3,090<text:s/></text:p>
          </table:table-cell>
          <table:table-cell office:value-type="float" office:value="14.82" table:style-name="ce12">
            <text:p>15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float" office:value="20006" table:style-name="ce12">
            <text:p>20,006<text:s/></text:p>
          </table:table-cell>
          <table:table-cell office:value-type="float" office:value="230.38800000000001" table:style-name="ce12">
            <text:p>23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6440" table:style-name="ce12">
            <text:p>26,440<text:s/></text:p>
          </table:table-cell>
          <table:table-cell office:value-type="float" office:value="18.664000000000001" table:style-name="ce12">
            <text:p>1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500" table:style-name="ce12">
            <text:p>7,500<text:s/></text:p>
          </table:table-cell>
          <table:table-cell office:value-type="float" office:value="121.864" table:style-name="ce12">
            <text:p>12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32852" table:style-name="ce12">
            <text:p>32,852<text:s/></text:p>
          </table:table-cell>
          <table:table-cell office:value-type="float" office:value="715.077" table:style-name="ce12">
            <text:p>715<text:s/></text:p>
          </table:table-cell>
          <table:table-cell office:value-type="float" office:value="14538" table:style-name="ce12">
            <text:p>14,538<text:s/></text:p>
          </table:table-cell>
          <table:table-cell office:value-type="float" office:value="427.62299999999999" table:style-name="ce12">
            <text:p>428<text:s/></text:p>
          </table:table-cell>
          <table:table-cell office:value-type="float" office:value="272987" table:style-name="ce12">
            <text:p>272,987<text:s/></text:p>
          </table:table-cell>
          <table:table-cell office:value-type="float" office:value="2889.529" table:style-name="ce12">
            <text:p>2,890<text:s/></text:p>
          </table:table-cell>
          <table:table-cell office:value-type="float" office:value="9869" table:style-name="ce12">
            <text:p>9,869<text:s/></text:p>
          </table:table-cell>
          <table:table-cell office:value-type="float" office:value="119.197" table:style-name="ce12">
            <text:p>119<text:s/></text:p>
          </table:table-cell>
          <table:table-cell office:value-type="float" office:value="3276" table:style-name="ce12">
            <text:p>3,276<text:s/></text:p>
          </table:table-cell>
          <table:table-cell office:value-type="float" office:value="98.813999999999993" table:style-name="ce12">
            <text:p>99<text:s/></text:p>
          </table:table-cell>
          <table:table-cell office:value-type="float" office:value="18008" table:style-name="ce12">
            <text:p>18,008<text:s/></text:p>
          </table:table-cell>
          <table:table-cell office:value-type="float" office:value="113.351" table:style-name="ce12">
            <text:p>113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6360" table:style-name="ce12">
            <text:p>46,360<text:s/></text:p>
          </table:table-cell>
          <table:table-cell office:value-type="float" office:value="326.779" table:style-name="ce12">
            <text:p>32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22594" table:style-name="ce12">
            <text:p>22,594<text:s/></text:p>
          </table:table-cell>
          <table:table-cell office:value-type="float" office:value="421.01900000000001" table:style-name="ce12">
            <text:p>421<text:s/></text:p>
          </table:table-cell>
          <table:table-cell office:value-type="float" office:value="176" table:style-name="ce12">
            <text:p>176<text:s/></text:p>
          </table:table-cell>
          <table:table-cell office:value-type="float" office:value="6.7519999999999998" table:style-name="ce12">
            <text:p>7<text:s/></text:p>
          </table:table-cell>
          <table:table-cell office:value-type="float" office:value="9300" table:style-name="ce12">
            <text:p>9,300<text:s/></text:p>
          </table:table-cell>
          <table:table-cell office:value-type="float" office:value="199.02799999999999" table:style-name="ce12">
            <text:p>19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032" table:style-name="ce12">
            <text:p>9,032<text:s/></text:p>
          </table:table-cell>
          <table:table-cell office:value-type="float" office:value="66.543000000000006" table:style-name="ce12">
            <text:p>67<text:s/></text:p>
          </table:table-cell>
          <table:table-cell office:value-type="float" office:value="54" table:style-name="ce12">
            <text:p>54<text:s/></text:p>
          </table:table-cell>
          <table:table-cell office:value-type="float" office:value="9.7000000000000003E-2" table:style-name="ce12">
            <text:p>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float" office:value="151270" table:style-name="ce12">
            <text:p>151,270<text:s/></text:p>
          </table:table-cell>
          <table:table-cell office:value-type="float" office:value="3094.335" table:style-name="ce12">
            <text:p>3,09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658" table:style-name="ce12">
            <text:p>18,658<text:s/></text:p>
          </table:table-cell>
          <table:table-cell office:value-type="float" office:value="81.45" table:style-name="ce12">
            <text:p>81<text:s/></text:p>
          </table:table-cell>
          <table:table-cell office:value-type="float" office:value="132548" table:style-name="ce12">
            <text:p>132,548<text:s/></text:p>
          </table:table-cell>
          <table:table-cell office:value-type="float" office:value="1344.144" table:style-name="ce12">
            <text:p>1,34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14636" table:style-name="ce12">
            <text:p>14,636<text:s/></text:p>
          </table:table-cell>
          <table:table-cell office:value-type="float" office:value="240.268" table:style-name="ce12">
            <text:p>24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06866" table:style-name="ce12">
            <text:p>606,866<text:s/></text:p>
          </table:table-cell>
          <table:table-cell office:value-type="float" office:value="7122.4639999999999" table:style-name="ce12">
            <text:p>7,122<text:s/></text:p>
          </table:table-cell>
          <table:table-cell office:value-type="float" office:value="7648" table:style-name="ce12">
            <text:p>7,648<text:s/></text:p>
          </table:table-cell>
          <table:table-cell office:value-type="float" office:value="33.040999999999997" table:style-name="ce12">
            <text:p>33<text:s/></text:p>
          </table:table-cell>
          <table:table-cell office:value-type="float" office:value="40800" table:style-name="ce12">
            <text:p>40,800<text:s/></text:p>
          </table:table-cell>
          <table:table-cell office:value-type="float" office:value="339.85500000000002" table:style-name="ce12">
            <text:p>34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8340" table:style-name="ce12">
            <text:p>198,340<text:s/></text:p>
          </table:table-cell>
          <table:table-cell office:value-type="float" office:value="141.214" table:style-name="ce12">
            <text:p>141<text:s/></text:p>
          </table:table-cell>
          <table:table-cell office:value-type="float" office:value="415248" table:style-name="ce12">
            <text:p>415,248<text:s/></text:p>
          </table:table-cell>
          <table:table-cell office:value-type="float" office:value="679.81200000000001" table:style-name="ce12">
            <text:p>680<text:s/></text:p>
          </table:table-cell>
          <table:table-cell office:value-type="float" office:value="486603" table:style-name="ce12">
            <text:p>486,603<text:s/></text:p>
          </table:table-cell>
          <table:table-cell office:value-type="float" office:value="680.51800000000003" table:style-name="ce12">
            <text:p>681<text:s/></text:p>
          </table:table-cell>
          <table:table-cell office:value-type="float" office:value="127920" table:style-name="ce12">
            <text:p>127,920<text:s/></text:p>
          </table:table-cell>
          <table:table-cell office:value-type="float" office:value="1346.3440000000001" table:style-name="ce12">
            <text:p>1,346<text:s/></text:p>
          </table:table-cell>
          <table:table-cell office:value-type="float" office:value="14496" table:style-name="ce12">
            <text:p>14,496<text:s/></text:p>
          </table:table-cell>
          <table:table-cell office:value-type="float" office:value="6.133" table:style-name="ce12">
            <text:p>6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7060" table:style-name="ce12">
            <text:p>27,060<text:s/></text:p>
          </table:table-cell>
          <table:table-cell office:value-type="float" office:value="270.15600000000001" table:style-name="ce12">
            <text:p>27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417600" table:style-name="ce12">
            <text:p>417,600<text:s/></text:p>
          </table:table-cell>
          <table:table-cell office:value-type="float" office:value="820.12199999999996" table:style-name="ce12">
            <text:p>82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6606" table:style-name="ce12">
            <text:p>36,606<text:s/></text:p>
          </table:table-cell>
          <table:table-cell office:value-type="float" office:value="170.167" table:style-name="ce12">
            <text:p>170<text:s/></text:p>
          </table:table-cell>
          <table:table-cell office:value-type="float" office:value="1757" table:style-name="ce12">
            <text:p>1,757<text:s/></text:p>
          </table:table-cell>
          <table:table-cell office:value-type="float" office:value="12.932" table:style-name="ce12">
            <text:p>13<text:s/></text:p>
          </table:table-cell>
          <table:table-cell office:value-type="float" office:value="26" table:style-name="ce12">
            <text:p>26<text:s/></text:p>
          </table:table-cell>
          <table:table-cell office:value-type="float" office:value="0.111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0" table:style-name="ce12">
            <text:p>300<text:s/></text:p>
          </table:table-cell>
          <table:table-cell office:value-type="float" office:value="3.0750000000000002" table:style-name="ce12">
            <text:p>3<text:s/></text:p>
          </table:table-cell>
          <table:table-cell office:value-type="float" office:value="2724" table:style-name="ce12">
            <text:p>2,724<text:s/></text:p>
          </table:table-cell>
          <table:table-cell office:value-type="float" office:value="273.71199999999999" table:style-name="ce12">
            <text:p>27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float" office:value="35228" table:style-name="ce12">
            <text:p>35,228<text:s/></text:p>
          </table:table-cell>
          <table:table-cell office:value-type="float" office:value="239.65" table:style-name="ce12">
            <text:p>24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849" table:style-name="ce12">
            <text:p>15,849<text:s/></text:p>
          </table:table-cell>
          <table:table-cell office:value-type="float" office:value="323.37299999999999" table:style-name="ce12">
            <text:p>323<text:s/></text:p>
          </table:table-cell>
          <table:table-cell office:value-type="float" office:value="62738" table:style-name="ce12">
            <text:p>62,738<text:s/></text:p>
          </table:table-cell>
          <table:table-cell office:value-type="float" office:value="470.12400000000002" table:style-name="ce12">
            <text:p>470<text:s/></text:p>
          </table:table-cell>
          <table:table-cell office:value-type="float" office:value="38580" table:style-name="ce12">
            <text:p>38,580<text:s/></text:p>
          </table:table-cell>
          <table:table-cell office:value-type="float" office:value="607.09199999999998" table:style-name="ce12">
            <text:p>607<text:s/></text:p>
          </table:table-cell>
          <table:table-cell office:value-type="float" office:value="8230" table:style-name="ce12">
            <text:p>8,230<text:s/></text:p>
          </table:table-cell>
          <table:table-cell office:value-type="float" office:value="62.152999999999999" table:style-name="ce12">
            <text:p>62<text:s/>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9609" table:style-name="ce13">
            <text:p>9,609<text:s/></text:p>
          </table:table-cell>
          <table:table-cell office:value-type="float" office:value="177.28" table:style-name="ce13">
            <text:p>177<text:s/></text:p>
          </table:table-cell>
          <table:table-cell office:value-type="float" office:value="30855" table:style-name="ce13">
            <text:p>30,855<text:s/></text:p>
          </table:table-cell>
          <table:table-cell office:value-type="float" office:value="644.37300000000005" table:style-name="ce13">
            <text:p>644<text:s/></text:p>
          </table:table-cell>
          <table:table-cell office:value-type="float" office:value="1374645" table:style-name="ce13">
            <text:p>1,374,645<text:s/></text:p>
          </table:table-cell>
          <table:table-cell office:value-type="float" office:value="6848.451" table:style-name="ce13">
            <text:p>6,848<text:s/></text:p>
          </table:table-cell>
          <table:table-cell office:value-type="float" office:value="235200" table:style-name="ce13">
            <text:p>235,200<text:s/></text:p>
          </table:table-cell>
          <table:table-cell office:value-type="float" office:value="7741.009" table:style-name="ce13">
            <text:p>7,741<text:s/></text:p>
          </table:table-cell>
          <table:table-cell office:value-type="float" office:value="10229" table:style-name="ce13">
            <text:p>10,229<text:s/></text:p>
          </table:table-cell>
          <table:table-cell office:value-type="float" office:value="146.94800000000001" table:style-name="ce13">
            <text:p>147<text:s/></text:p>
          </table:table-cell>
          <table:table-cell office:value-type="float" office:value="49831" table:style-name="ce13">
            <text:p>49,831<text:s/></text:p>
          </table:table-cell>
          <table:table-cell office:value-type="float" office:value="477.75400000000002" table:style-name="ce13">
            <text:p>478<text:s/></text:p>
          </table:table-cell>
          <table:table-cell table:number-columns-repeated="16370"/>
        </table:table-row>
        <table:table-row table:number-rows-repeated="1048546" table:style-name="ro5">
          <table:table-cell table:number-columns-repeated="16384"/>
        </table:table-row>
      </table:table>
      <table:table table:name="國家別製品別水產貿易量值2(續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9">
            <text:p>8‧水產貿易量值 <text:s/>(1)進口</text:p>
          </table:table-cell>
          <table:covered-table-cell table:number-columns-repeated="2"/>
          <table:table-cell table:number-columns-repeated="4" table:style-name="ce26"/>
          <table:table-cell office:value-type="string" table:number-columns-spanned="6" table:number-rows-spanned="1" table:style-name="ce29">
            <text:p>8‧THE TRADE OF FISHERY PRODUCTS (1)IMPORT</text:p>
          </table:table-cell>
          <table:covered-table-cell table:number-columns-repeated="5"/>
          <table:table-cell table:number-columns-repeated="16371" table:style-name="ce26"/>
        </table:table-row>
        <table:table-row table:style-name="ro2">
          <table:table-cell table:style-name="ce26"/>
          <table:table-cell office:value-type="string" table:number-columns-spanned="3" table:number-rows-spanned="1" table:style-name="ce31">
            <text:p>(1.2)國家別製品別貿易量值(續)<text:s/></text:p>
          </table:table-cell>
          <table:covered-table-cell table:number-columns-repeated="2"/>
          <table:table-cell table:number-columns-repeated="5" table:style-name="ce26"/>
          <table:table-cell office:value-type="string" table:style-name="ce28">
            <text:p>(1.2)By country and by product(Continued)</text:p>
          </table:table-cell>
          <table:table-cell table:number-columns-repeated="2" table:style-name="ce27"/>
          <table:table-cell table:number-columns-repeated="16372" table:style-name="ce26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"/>
          <table:table-cell table:number-columns-spanned="2" table:number-rows-spanned="1" table:style-name="ce31"/>
          <table:covered-table-cell/>
          <table:table-cell table:style-name="ce1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"/>
          <table:table-cell table:number-columns-spanned="2" table:number-rows-spanned="1" table:style-name="ce31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5">
            <text:p>製品別</text:p>
            <draw:custom-shape svg:x="0in" svg:y="0in" svg:width="2.30208in" svg:height="0.70833in" draw:z-index="1" draw:id="id3" draw:style-name="a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2.30208in" svg:height="0.70833in" draw:z-index="2" draw:id="id4" draw:style-name="a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36">
            <text:p>油脂</text:p>
          </table:table-cell>
          <table:covered-table-cell/>
          <table:table-cell office:value-type="string" table:number-columns-spanned="2" table:number-rows-spanned="1" table:style-name="ce36">
            <text:p>其他食用品</text:p>
          </table:table-cell>
          <table:covered-table-cell/>
          <table:table-cell office:value-type="string" table:number-columns-spanned="2" table:number-rows-spanned="1" table:style-name="ce36">
            <text:p>非食用品合計</text:p>
          </table:table-cell>
          <table:covered-table-cell/>
          <table:table-cell office:value-type="string" table:number-columns-spanned="2" table:number-rows-spanned="1" table:style-name="ce36">
            <text:p>孵化用卵</text:p>
          </table:table-cell>
          <table:covered-table-cell/>
          <table:table-cell office:value-type="string" table:number-columns-spanned="2" table:number-rows-spanned="1" table:style-name="ce36">
            <text:p>種苗(含種蝦)</text:p>
          </table:table-cell>
          <table:covered-table-cell/>
          <table:table-cell office:value-type="string" table:number-columns-spanned="2" table:number-rows-spanned="1" table:style-name="ce36">
            <text:p>活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4">
            <text:p>Product</text:p>
          </table:table-cell>
          <table:covered-table-cell/>
          <table:table-cell office:value-type="string" table:number-columns-spanned="2" table:number-rows-spanned="1" table:style-name="ce51">
            <text:p>OIL</text:p>
          </table:table-cell>
          <table:covered-table-cell/>
          <table:table-cell office:value-type="string" table:number-columns-spanned="2" table:number-rows-spanned="1" table:style-name="ce51">
            <text:p>OTH. EDIBLE</text:p>
          </table:table-cell>
          <table:covered-table-cell/>
          <table:table-cell office:value-type="string" table:number-columns-spanned="2" table:number-rows-spanned="1" table:style-name="ce51">
            <text:p>TOTAL OF NONEDIBLE</text:p>
          </table:table-cell>
          <table:covered-table-cell/>
          <table:table-cell office:value-type="string" table:number-columns-spanned="2" table:number-rows-spanned="1" table:style-name="ce51">
            <text:p>SPAWN,FERTILE</text:p>
          </table:table-cell>
          <table:covered-table-cell/>
          <table:table-cell office:value-type="string" table:number-columns-spanned="2" table:number-rows-spanned="1" table:style-name="ce51">
            <text:p>FRY</text:p>
          </table:table-cell>
          <table:covered-table-cell/>
          <table:table-cell office:value-type="string" table:number-columns-spanned="2" table:number-rows-spanned="1" table:style-name="ce51">
            <text:p>LIVE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2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25"/>
        </table:table-row>
        <table:table-row table:style-name="ro3">
          <table:table-cell office:value-type="string" table:number-columns-spanned="2" table:number-rows-spanned="1" table:style-name="ce53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8399589" table:formula="of:=  IF(SUM([.C10:.C30])=0;&quot;-&quot;;SUM([.C10:.C30]))" table:style-name="ce12">
            <text:p>8,399,589<text:s/></text:p>
          </table:table-cell>
          <table:table-cell office:value-type="float" office:value="11867.108999999999" table:formula="of:=  IF(SUM([.D10:.D30])=0;&quot;-&quot;;SUM([.D10:.D30]))" table:style-name="ce12">
            <text:p>11,867<text:s/></text:p>
          </table:table-cell>
          <table:table-cell office:value-type="float" office:value="5477277" table:formula="of:=  IF(SUM([.E10:.E30])=0;&quot;-&quot;;SUM([.E10:.E30]))" table:style-name="ce12">
            <text:p>5,477,277<text:s/></text:p>
          </table:table-cell>
          <table:table-cell office:value-type="float" office:value="20064.791000000001" table:formula="of:=  IF(SUM([.F10:.F30])=0;&quot;-&quot;;SUM([.F10:.F30]))" table:style-name="ce12">
            <text:p>20,065<text:s/></text:p>
          </table:table-cell>
          <table:table-cell office:value-type="float" office:value="137251070" table:formula="of:=  IF(SUM([.G10:.G30])=0;&quot;-&quot;;SUM([.G10:.G30]))" table:style-name="ce12">
            <text:p>137,251,070<text:s/></text:p>
          </table:table-cell>
          <table:table-cell office:value-type="float" office:value="275230.37200000003" table:formula="of:=  IF(SUM([.H10:.H30])=0;&quot;-&quot;;SUM([.H10:.H30]))" table:style-name="ce12">
            <text:p>275,230<text:s/></text:p>
          </table:table-cell>
          <table:table-cell office:value-type="float" office:value="66476" table:formula="of:=  IF(SUM([.I10:.I30])=0;&quot;-&quot;;SUM([.I10:.I30]))" table:style-name="ce12">
            <text:p>66,476<text:s/></text:p>
          </table:table-cell>
          <table:table-cell office:value-type="float" office:value="1023.7189999999999" table:formula="of:=  IF(SUM([.J10:.J30])=0;&quot;-&quot;;SUM([.J10:.J30]))" table:style-name="ce12">
            <text:p>1,024<text:s/></text:p>
          </table:table-cell>
          <table:table-cell office:value-type="float" office:value="78548" table:formula="of:=  IF(SUM([.K10:.K30])=0;&quot;-&quot;;SUM([.K10:.K30]))" table:style-name="ce12">
            <text:p>78,548<text:s/></text:p>
          </table:table-cell>
          <table:table-cell office:value-type="float" office:value="2153.357" table:formula="of:=  IF(SUM([.L10:.L30])=0;&quot;-&quot;;SUM([.L10:.L30]))" table:style-name="ce12">
            <text:p>2,153<text:s/></text:p>
          </table:table-cell>
          <table:table-cell office:value-type="float" office:value="71290" table:formula="of:=  IF(SUM([.M10:.M30])=0;&quot;-&quot;;SUM([.M10:.M30]))" table:style-name="ce12">
            <text:p>71,290<text:s/></text:p>
          </table:table-cell>
          <table:table-cell office:value-type="float" office:value="1466.1609999999998" table:formula="of:=  IF(SUM([.N10:.N30])=0;&quot;-&quot;;SUM([.N10:.N30]))" table:style-name="ce12">
            <text:p>1,466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3230" table:style-name="ce12">
            <text:p>3,230<text:s/></text:p>
          </table:table-cell>
          <table:table-cell office:value-type="float" office:value="56.738999999999997" table:style-name="ce12">
            <text:p>57<text:s/></text:p>
          </table:table-cell>
          <table:table-cell office:value-type="float" office:value="1647526" table:style-name="ce12">
            <text:p>1,647,526<text:s/></text:p>
          </table:table-cell>
          <table:table-cell office:value-type="float" office:value="1789.066" table:style-name="ce12">
            <text:p>1,789<text:s/></text:p>
          </table:table-cell>
          <table:table-cell office:value-type="float" office:value="727355" table:formula="of:=  IF(SUM([.I10];[.K10];[.M10];['國家別製品別水產貿易量值3(續完)'.C10];['國家別製品別水產貿易量值3(續完)'.E10];['國家別製品別水產貿易量值3(續完)'.G10])=0;&quot;-&quot;;SUM([.I10];[.K10];[.M10];['國家別製品別水產貿易量值3(續完)'.C10];['國家別製品別水產貿易量值3(續完)'.E10];['國家別製品別水產貿易量值3(續完)'.G10]))" table:style-name="ce12">
            <text:p>727,355<text:s/></text:p>
          </table:table-cell>
          <table:table-cell office:value-type="float" office:value="25682.895" table:formula="of:=  IF(SUM([.J10];[.L10];[.N10];['國家別製品別水產貿易量值3(續完)'.D10];['國家別製品別水產貿易量值3(續完)'.F10];['國家別製品別水產貿易量值3(續完)'.H10])=0;&quot;-&quot;;SUM([.J10];[.L10];[.N10];['國家別製品別水產貿易量值3(續完)'.D10];['國家別製品別水產貿易量值3(續完)'.F10];['國家別製品別水產貿易量值3(續完)'.H10]))" table:style-name="ce12">
            <text:p>25,683<text:s/></text:p>
          </table:table-cell>
          <table:table-cell office:value-type="float" office:value="33526" table:style-name="ce12">
            <text:p>33,526<text:s/></text:p>
          </table:table-cell>
          <table:table-cell office:value-type="float" office:value="338.55399999999997" table:style-name="ce12">
            <text:p>339<text:s/></text:p>
          </table:table-cell>
          <table:table-cell office:value-type="float" office:value="28025" table:style-name="ce12">
            <text:p>28,025<text:s/></text:p>
          </table:table-cell>
          <table:table-cell office:value-type="float" office:value="205.238" table:style-name="ce12">
            <text:p>205<text:s/></text:p>
          </table:table-cell>
          <table:table-cell office:value-type="float" office:value="51574" table:style-name="ce12">
            <text:p>51,574<text:s/></text:p>
          </table:table-cell>
          <table:table-cell office:value-type="float" office:value="339.80799999999999" table:style-name="ce12">
            <text:p>340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float" office:value="841" table:style-name="ce12">
            <text:p>841<text:s/></text:p>
          </table:table-cell>
          <table:table-cell office:value-type="float" office:value="13.342000000000001" table:style-name="ce12">
            <text:p>13<text:s/></text:p>
          </table:table-cell>
          <table:table-cell office:value-type="float" office:value="25318" table:style-name="ce12">
            <text:p>25,318<text:s/></text:p>
          </table:table-cell>
          <table:table-cell office:value-type="float" office:value="39.774000000000001" table:style-name="ce12">
            <text:p>40<text:s/></text:p>
          </table:table-cell>
          <table:table-cell office:value-type="float" office:value="1109000" table:formula="of:=  IF(SUM([.I11];[.K11];[.M11];['國家別製品別水產貿易量值3(續完)'.C11];['國家別製品別水產貿易量值3(續完)'.E11];['國家別製品別水產貿易量值3(續完)'.G11])=0;&quot;-&quot;;SUM([.I11];[.K11];[.M11];['國家別製品別水產貿易量值3(續完)'.C11];['國家別製品別水產貿易量值3(續完)'.E11];['國家別製品別水產貿易量值3(續完)'.G11]))" table:style-name="ce12">
            <text:p>1,109,000<text:s/></text:p>
          </table:table-cell>
          <table:table-cell office:value-type="float" office:value="2076.9760000000001" table:formula="of:=  IF(SUM([.J11];[.L11];[.N11];['國家別製品別水產貿易量值3(續完)'.D11];['國家別製品別水產貿易量值3(續完)'.F11];['國家別製品別水產貿易量值3(續完)'.H11])=0;&quot;-&quot;;SUM([.J11];[.L11];[.N11];['國家別製品別水產貿易量值3(續完)'.D11];['國家別製品別水產貿易量值3(續完)'.F11];['國家別製品別水產貿易量值3(續完)'.H11]))" table:style-name="ce12">
            <text:p>2,07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5460" table:style-name="ce12">
            <text:p>5,460<text:s/></text:p>
          </table:table-cell>
          <table:table-cell office:value-type="float" office:value="231.71299999999999" table:style-name="ce12">
            <text:p>232<text:s/></text:p>
          </table:table-cell>
          <table:table-cell office:value-type="float" office:value="463945" table:style-name="ce12">
            <text:p>463,945<text:s/></text:p>
          </table:table-cell>
          <table:table-cell office:value-type="float" office:value="744.14200000000005" table:style-name="ce12">
            <text:p>744<text:s/></text:p>
          </table:table-cell>
          <table:table-cell office:value-type="float" office:value="4267913" table:formula="of:=  IF(SUM([.I12];[.K12];[.M12];['國家別製品別水產貿易量值3(續完)'.C12];['國家別製品別水產貿易量值3(續完)'.E12];['國家別製品別水產貿易量值3(續完)'.G12])=0;&quot;-&quot;;SUM([.I12];[.K12];[.M12];['國家別製品別水產貿易量值3(續完)'.C12];['國家別製品別水產貿易量值3(續完)'.E12];['國家別製品別水產貿易量值3(續完)'.G12]))" table:style-name="ce12">
            <text:p>4,267,913<text:s/></text:p>
          </table:table-cell>
          <table:table-cell office:value-type="float" office:value="63313.106" table:formula="of:=  IF(SUM([.J12];[.L12];[.N12];['國家別製品別水產貿易量值3(續完)'.D12];['國家別製品別水產貿易量值3(續完)'.F12];['國家別製品別水產貿易量值3(續完)'.H12])=0;&quot;-&quot;;SUM([.J12];[.L12];[.N12];['國家別製品別水產貿易量值3(續完)'.D12];['國家別製品別水產貿易量值3(續完)'.F12];['國家別製品別水產貿易量值3(續完)'.H12]))" table:style-name="ce12">
            <text:p>63,31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032" table:style-name="ce12">
            <text:p>19,032<text:s/></text:p>
          </table:table-cell>
          <table:table-cell office:value-type="float" office:value="534.01099999999997" table:style-name="ce12">
            <text:p>534<text:s/></text:p>
          </table:table-cell>
          <table:table-cell office:value-type="float" office:value="140" table:style-name="ce12">
            <text:p>140<text:s/></text:p>
          </table:table-cell>
          <table:table-cell office:value-type="float" office:value="4.9790000000000001" table:style-name="ce12">
            <text:p>5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4076" table:style-name="ce12">
            <text:p>44,076<text:s/></text:p>
          </table:table-cell>
          <table:table-cell office:value-type="float" office:value="192.13300000000001" table:style-name="ce12">
            <text:p>192<text:s/></text:p>
          </table:table-cell>
          <table:table-cell office:value-type="float" office:value="14666539" table:formula="of:=  IF(SUM([.I13];[.K13];[.M13];['國家別製品別水產貿易量值3(續完)'.C13];['國家別製品別水產貿易量值3(續完)'.E13];['國家別製品別水產貿易量值3(續完)'.G13])=0;&quot;-&quot;;SUM([.I13];[.K13];[.M13];['國家別製品別水產貿易量值3(續完)'.C13];['國家別製品別水產貿易量值3(續完)'.E13];['國家別製品別水產貿易量值3(續完)'.G13]))" table:style-name="ce12">
            <text:p>14,666,539<text:s/></text:p>
          </table:table-cell>
          <table:table-cell office:value-type="float" office:value="17345.334999999999" table:formula="of:=  IF(SUM([.J13];[.L13];[.N13];['國家別製品別水產貿易量值3(續完)'.D13];['國家別製品別水產貿易量值3(續完)'.F13];['國家別製品別水產貿易量值3(續完)'.H13])=0;&quot;-&quot;;SUM([.J13];[.L13];[.N13];['國家別製品別水產貿易量值3(續完)'.D13];['國家別製品別水產貿易量值3(續完)'.F13];['國家別製品別水產貿易量值3(續完)'.H13]))" table:style-name="ce12">
            <text:p>17,34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.2930000000000001" table:style-name="ce12">
            <text:p>3<text:s/></text:p>
          </table:table-cell>
          <table:table-cell office:value-type="float" office:value="43" table:style-name="ce12">
            <text:p>43<text:s/></text:p>
          </table:table-cell>
          <table:table-cell office:value-type="float" office:value="1.671" table:style-name="ce12">
            <text:p>2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3587" table:style-name="ce12">
            <text:p>93,587<text:s/></text:p>
          </table:table-cell>
          <table:table-cell office:value-type="float" office:value="217.03899999999999" table:style-name="ce12">
            <text:p>217<text:s/></text:p>
          </table:table-cell>
          <table:table-cell office:value-type="float" office:value="1278167" table:formula="of:=  IF(SUM([.I14];[.K14];[.M14];['國家別製品別水產貿易量值3(續完)'.C14];['國家別製品別水產貿易量值3(續完)'.E14];['國家別製品別水產貿易量值3(續完)'.G14])=0;&quot;-&quot;;SUM([.I14];[.K14];[.M14];['國家別製品別水產貿易量值3(續完)'.C14];['國家別製品別水產貿易量值3(續完)'.E14];['國家別製品別水產貿易量值3(續完)'.G14]))" table:style-name="ce12">
            <text:p>1,278,167<text:s/></text:p>
          </table:table-cell>
          <table:table-cell office:value-type="float" office:value="1686.3530000000003" table:formula="of:=  IF(SUM([.J14];[.L14];[.N14];['國家別製品別水產貿易量值3(續完)'.D14];['國家別製品別水產貿易量值3(續完)'.F14];['國家別製品別水產貿易量值3(續完)'.H14])=0;&quot;-&quot;;SUM([.J14];[.L14];[.N14];['國家別製品別水產貿易量值3(續完)'.D14];['國家別製品別水產貿易量值3(續完)'.F14];['國家別製品別水產貿易量值3(續完)'.H14]))" table:style-name="ce12">
            <text:p>1,68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350" table:style-name="ce12">
            <text:p>7,350<text:s/></text:p>
          </table:table-cell>
          <table:table-cell office:value-type="float" office:value="110.566" table:style-name="ce12">
            <text:p>111<text:s/></text:p>
          </table:table-cell>
          <table:table-cell office:value-type="float" office:value="2987" table:style-name="ce12">
            <text:p>2,987<text:s/></text:p>
          </table:table-cell>
          <table:table-cell office:value-type="float" office:value="391.774" table:style-name="ce12">
            <text:p>392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float" office:value="5038380" table:style-name="ce12">
            <text:p>5,038,380<text:s/></text:p>
          </table:table-cell>
          <table:table-cell office:value-type="float" office:value="5798.22" table:style-name="ce12">
            <text:p>5,79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273740" table:formula="of:=  IF(SUM([.I15];[.K15];[.M15];['國家別製品別水產貿易量值3(續完)'.C15];['國家別製品別水產貿易量值3(續完)'.E15];['國家別製品別水產貿易量值3(續完)'.G15])=0;&quot;-&quot;;SUM([.I15];[.K15];[.M15];['國家別製品別水產貿易量值3(續完)'.C15];['國家別製品別水產貿易量值3(續完)'.E15];['國家別製品別水產貿易量值3(續完)'.G15]))" table:style-name="ce12">
            <text:p>9,273,740<text:s/></text:p>
          </table:table-cell>
          <table:table-cell office:value-type="float" office:value="15124.575000000001" table:formula="of:=  IF(SUM([.J15];[.L15];[.N15];['國家別製品別水產貿易量值3(續完)'.D15];['國家別製品別水產貿易量值3(續完)'.F15];['國家別製品別水產貿易量值3(續完)'.H15])=0;&quot;-&quot;;SUM([.J15];[.L15];[.N15];['國家別製品別水產貿易量值3(續完)'.D15];['國家別製品別水產貿易量值3(續完)'.F15];['國家別製品別水產貿易量值3(續完)'.H15]))" table:style-name="ce12">
            <text:p>15,12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1970" table:style-name="ce12">
            <text:p>41,970<text:s/></text:p>
          </table:table-cell>
          <table:table-cell office:value-type="float" office:value="205.554" table:style-name="ce12">
            <text:p>206<text:s/></text:p>
          </table:table-cell>
          <table:table-cell office:value-type="float" office:value="11249738" table:formula="of:=  IF(SUM([.I16];[.K16];[.M16];['國家別製品別水產貿易量值3(續完)'.C16];['國家別製品別水產貿易量值3(續完)'.E16];['國家別製品別水產貿易量值3(續完)'.G16])=0;&quot;-&quot;;SUM([.I16];[.K16];[.M16];['國家別製品別水產貿易量值3(續完)'.C16];['國家別製品別水產貿易量值3(續完)'.E16];['國家別製品別水產貿易量值3(續完)'.G16]))" table:style-name="ce12">
            <text:p>11,249,738<text:s/></text:p>
          </table:table-cell>
          <table:table-cell office:value-type="float" office:value="14060.748" table:formula="of:=  IF(SUM([.J16];[.L16];[.N16];['國家別製品別水產貿易量值3(續完)'.D16];['國家別製品別水產貿易量值3(續完)'.F16];['國家別製品別水產貿易量值3(續完)'.H16])=0;&quot;-&quot;;SUM([.J16];[.L16];[.N16];['國家別製品別水產貿易量值3(續完)'.D16];['國家別製品別水產貿易量值3(續完)'.F16];['國家別製品別水產貿易量值3(續完)'.H16]))" table:style-name="ce12">
            <text:p>14,06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599" table:style-name="ce12">
            <text:p>7,599<text:s/></text:p>
          </table:table-cell>
          <table:table-cell office:value-type="float" office:value="81.126000000000005" table:style-name="ce12">
            <text:p>81<text:s/></text:p>
          </table:table-cell>
          <table:table-cell office:value-type="float" office:value="8148" table:style-name="ce12">
            <text:p>8,148<text:s/></text:p>
          </table:table-cell>
          <table:table-cell office:value-type="float" office:value="247.839" table:style-name="ce12">
            <text:p>248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float" office:value="125" table:style-name="ce12">
            <text:p>125<text:s/></text:p>
          </table:table-cell>
          <table:table-cell office:value-type="float" office:value="5.0430000000000001" table:style-name="ce12">
            <text:p>5<text:s/></text:p>
          </table:table-cell>
          <table:table-cell office:value-type="float" office:value="720" table:style-name="ce12">
            <text:p>720<text:s/></text:p>
          </table:table-cell>
          <table:table-cell office:value-type="float" office:value="0.58399999999999996" table:style-name="ce12">
            <text:p>1<text:s/></text:p>
          </table:table-cell>
          <table:table-cell office:value-type="float" office:value="6033258" table:formula="of:=  IF(SUM([.I17];[.K17];[.M17];['國家別製品別水產貿易量值3(續完)'.C17];['國家別製品別水產貿易量值3(續完)'.E17];['國家別製品別水產貿易量值3(續完)'.G17])=0;&quot;-&quot;;SUM([.I17];[.K17];[.M17];['國家別製品別水產貿易量值3(續完)'.C17];['國家別製品別水產貿易量值3(續完)'.E17];['國家別製品別水產貿易量值3(續完)'.G17]))" table:style-name="ce12">
            <text:p>6,033,258<text:s/></text:p>
          </table:table-cell>
          <table:table-cell office:value-type="float" office:value="8849.7800000000007" table:formula="of:=  IF(SUM([.J17];[.L17];[.N17];['國家別製品別水產貿易量值3(續完)'.D17];['國家別製品別水產貿易量值3(續完)'.F17];['國家別製品別水產貿易量值3(續完)'.H17])=0;&quot;-&quot;;SUM([.J17];[.L17];[.N17];['國家別製品別水產貿易量值3(續完)'.D17];['國家別製品別水產貿易量值3(續完)'.F17];['國家別製品別水產貿易量值3(續完)'.H17]))" table:style-name="ce12">
            <text:p>8,85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2963105" table:style-name="ce12">
            <text:p>2,963,105<text:s/></text:p>
          </table:table-cell>
          <table:table-cell office:value-type="float" office:value="4453.5249999999996" table:style-name="ce12">
            <text:p>4,454<text:s/></text:p>
          </table:table-cell>
          <table:table-cell office:value-type="float" office:value="272170" table:style-name="ce12">
            <text:p>272,170<text:s/></text:p>
          </table:table-cell>
          <table:table-cell office:value-type="float" office:value="3973.6860000000001" table:style-name="ce12">
            <text:p>3,974<text:s/></text:p>
          </table:table-cell>
          <table:table-cell office:value-type="float" office:value="9147321" table:formula="of:=  IF(SUM([.I18];[.K18];[.M18];['國家別製品別水產貿易量值3(續完)'.C18];['國家別製品別水產貿易量值3(續完)'.E18];['國家別製品別水產貿易量值3(續完)'.G18])=0;&quot;-&quot;;SUM([.I18];[.K18];[.M18];['國家別製品別水產貿易量值3(續完)'.C18];['國家別製品別水產貿易量值3(續完)'.E18];['國家別製品別水產貿易量值3(續完)'.G18]))" table:style-name="ce12">
            <text:p>9,147,321<text:s/></text:p>
          </table:table-cell>
          <table:table-cell office:value-type="float" office:value="10383.925999999999" table:formula="of:=  IF(SUM([.J18];[.L18];[.N18];['國家別製品別水產貿易量值3(續完)'.D18];['國家別製品別水產貿易量值3(續完)'.F18];['國家別製品別水產貿易量值3(續完)'.H18])=0;&quot;-&quot;;SUM([.J18];[.L18];[.N18];['國家別製品別水產貿易量值3(續完)'.D18];['國家別製品別水產貿易量值3(續完)'.F18];['國家別製品別水產貿易量值3(續完)'.H18]))" table:style-name="ce12">
            <text:p>10,384<text:s/></text:p>
          </table:table-cell>
          <table:table-cell office:value-type="float" office:value="24646" table:style-name="ce12">
            <text:p>24,646<text:s/></text:p>
          </table:table-cell>
          <table:table-cell office:value-type="float" office:value="529.05899999999997" table:style-name="ce12">
            <text:p>529<text:s/></text:p>
          </table:table-cell>
          <table:table-cell office:value-type="float" office:value="855" table:style-name="ce12">
            <text:p>855<text:s/></text:p>
          </table:table-cell>
          <table:table-cell office:value-type="float" office:value="70.634" table:style-name="ce12">
            <text:p>7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0" table:style-name="ce12">
            <text:p>40<text:s/></text:p>
          </table:table-cell>
          <table:table-cell office:value-type="float" office:value="0.92400000000000004" table:style-name="ce12">
            <text:p>1<text:s/></text:p>
          </table:table-cell>
          <table:table-cell office:value-type="string" office:string-value="-" table:formula="of:=  IF(SUM([.I19];[.K19];[.M19];['國家別製品別水產貿易量值3(續完)'.C19];['國家別製品別水產貿易量值3(續完)'.E19];['國家別製品別水產貿易量值3(續完)'.G19])=0;&quot;-&quot;;SUM([.I19];[.K19];[.M19];['國家別製品別水產貿易量值3(續完)'.C19];['國家別製品別水產貿易量值3(續完)'.E19];['國家別製品別水產貿易量值3(續完)'.G19]))" table:style-name="ce12">
            <text:p>-</text:p>
          </table:table-cell>
          <table:table-cell office:value-type="string" office:string-value="-" table:formula="of:=  IF(SUM([.J19];[.L19];[.N19];['國家別製品別水產貿易量值3(續完)'.D19];['國家別製品別水產貿易量值3(續完)'.F19];['國家別製品別水產貿易量值3(續完)'.H19])=0;&quot;-&quot;;SUM([.J19];[.L19];[.N19];['國家別製品別水產貿易量值3(續完)'.D19];['國家別製品別水產貿易量值3(續完)'.F19];['國家別製品別水產貿易量值3(續完)'.H19]))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9246" table:style-name="ce12">
            <text:p>9,246<text:s/></text:p>
          </table:table-cell>
          <table:table-cell office:value-type="float" office:value="279.11599999999999" table:style-name="ce12">
            <text:p>279<text:s/></text:p>
          </table:table-cell>
          <table:table-cell office:value-type="float" office:value="1416" table:style-name="ce12">
            <text:p>1,416<text:s/></text:p>
          </table:table-cell>
          <table:table-cell office:value-type="float" office:value="18.419" table:style-name="ce12">
            <text:p>18<text:s/></text:p>
          </table:table-cell>
          <table:table-cell office:value-type="float" office:value="17" table:formula="of:=  IF(SUM([.I20];[.K20];[.M20];['國家別製品別水產貿易量值3(續完)'.C20];['國家別製品別水產貿易量值3(續完)'.E20];['國家別製品別水產貿易量值3(續完)'.G20])=0;&quot;-&quot;;SUM([.I20];[.K20];[.M20];['國家別製品別水產貿易量值3(續完)'.C20];['國家別製品別水產貿易量值3(續完)'.E20];['國家別製品別水產貿易量值3(續完)'.G20]))" table:style-name="ce12">
            <text:p>17<text:s/></text:p>
          </table:table-cell>
          <table:table-cell office:value-type="float" office:value="9.0249999999999986" table:formula="of:=  IF(SUM([.J20];[.L20];[.N20];['國家別製品別水產貿易量值3(續完)'.D20];['國家別製品別水產貿易量值3(續完)'.F20];['國家別製品別水產貿易量值3(續完)'.H20])=0;&quot;-&quot;;SUM([.J20];[.L20];[.N20];['國家別製品別水產貿易量值3(續完)'.D20];['國家別製品別水產貿易量值3(續完)'.F20];['國家別製品別水產貿易量值3(續完)'.H20]))" table:style-name="ce12">
            <text:p>9<text:s/></text:p>
          </table:table-cell>
          <table:table-cell office:value-type="float" office:value="1" table:style-name="ce12">
            <text:p>1<text:s/></text:p>
          </table:table-cell>
          <table:table-cell office:value-type="float" office:value="8.5239999999999991" table:style-name="ce12">
            <text:p>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float" office:value="30402" table:style-name="ce12">
            <text:p>30,402<text:s/></text:p>
          </table:table-cell>
          <table:table-cell office:value-type="float" office:value="168.16399999999999" table:style-name="ce12">
            <text:p>168<text:s/></text:p>
          </table:table-cell>
          <table:table-cell office:value-type="float" office:value="113548" table:style-name="ce12">
            <text:p>113,548<text:s/></text:p>
          </table:table-cell>
          <table:table-cell office:value-type="float" office:value="665.67899999999997" table:style-name="ce12">
            <text:p>666<text:s/></text:p>
          </table:table-cell>
          <table:table-cell office:value-type="float" office:value="15859000" table:formula="of:=  IF(SUM([.I21];[.K21];[.M21];['國家別製品別水產貿易量值3(續完)'.C21];['國家別製品別水產貿易量值3(續完)'.E21];['國家別製品別水產貿易量值3(續完)'.G21])=0;&quot;-&quot;;SUM([.I21];[.K21];[.M21];['國家別製品別水產貿易量值3(續完)'.C21];['國家別製品別水產貿易量值3(續完)'.E21];['國家別製品別水產貿易量值3(續完)'.G21]))" table:style-name="ce12">
            <text:p>15,859,000<text:s/></text:p>
          </table:table-cell>
          <table:table-cell office:value-type="float" office:value="25616.186000000002" table:formula="of:=  IF(SUM([.J21];[.L21];[.N21];['國家別製品別水產貿易量值3(續完)'.D21];['國家別製品別水產貿易量值3(續完)'.F21];['國家別製品別水產貿易量值3(續完)'.H21])=0;&quot;-&quot;;SUM([.J21];[.L21];[.N21];['國家別製品別水產貿易量值3(續完)'.D21];['國家別製品別水產貿易量值3(續完)'.F21];['國家別製品別水產貿易量值3(續完)'.H21]))" table:style-name="ce12">
            <text:p>25,61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36101" table:style-name="ce12">
            <text:p>936,101<text:s/></text:p>
          </table:table-cell>
          <table:table-cell office:value-type="float" office:value="773.55100000000004" table:style-name="ce12">
            <text:p>774<text:s/></text:p>
          </table:table-cell>
          <table:table-cell office:value-type="float" office:value="1952045" table:formula="of:=  IF(SUM([.I22];[.K22];[.M22];['國家別製品別水產貿易量值3(續完)'.C22];['國家別製品別水產貿易量值3(續完)'.E22];['國家別製品別水產貿易量值3(續完)'.G22])=0;&quot;-&quot;;SUM([.I22];[.K22];[.M22];['國家別製品別水產貿易量值3(續完)'.C22];['國家別製品別水產貿易量值3(續完)'.E22];['國家別製品別水產貿易量值3(續完)'.G22]))" table:style-name="ce12">
            <text:p>1,952,045<text:s/></text:p>
          </table:table-cell>
          <table:table-cell office:value-type="float" office:value="1825.018" table:formula="of:=  IF(SUM([.J22];[.L22];[.N22];['國家別製品別水產貿易量值3(續完)'.D22];['國家別製品別水產貿易量值3(續完)'.F22];['國家別製品別水產貿易量值3(續完)'.H22])=0;&quot;-&quot;;SUM([.J22];[.L22];[.N22];['國家別製品別水產貿易量值3(續完)'.D22];['國家別製品別水產貿易量值3(續完)'.F22];['國家別製品別水產貿易量值3(續完)'.H22]))" table:style-name="ce12">
            <text:p>1,82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5" table:style-name="ce12">
            <text:p>45<text:s/></text:p>
          </table:table-cell>
          <table:table-cell office:value-type="float" office:value="2.6880000000000002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" table:style-name="ce12">
            <text:p>30<text:s/></text:p>
          </table:table-cell>
          <table:table-cell office:value-type="float" office:value="2.5000000000000001E-2" table:style-name="ce12">
            <text:p>0<text:s/></text:p>
          </table:table-cell>
          <table:table-cell office:value-type="float" office:value="3767087" table:formula="of:=  IF(SUM([.I23];[.K23];[.M23];['國家別製品別水產貿易量值3(續完)'.C23];['國家別製品別水產貿易量值3(續完)'.E23];['國家別製品別水產貿易量值3(續完)'.G23])=0;&quot;-&quot;;SUM([.I23];[.K23];[.M23];['國家別製品別水產貿易量值3(續完)'.C23];['國家別製品別水產貿易量值3(續完)'.E23];['國家別製品別水產貿易量值3(續完)'.G23]))" table:style-name="ce12">
            <text:p>3,767,087<text:s/></text:p>
          </table:table-cell>
          <table:table-cell office:value-type="float" office:value="3715.7660000000001" table:formula="of:=  IF(SUM([.J23];[.L23];[.N23];['國家別製品別水產貿易量值3(續完)'.D23];['國家別製品別水產貿易量值3(續完)'.F23];['國家別製品別水產貿易量值3(續完)'.H23])=0;&quot;-&quot;;SUM([.J23];[.L23];[.N23];['國家別製品別水產貿易量值3(續完)'.D23];['國家別製品別水產貿易量值3(續完)'.F23];['國家別製品別水產貿易量值3(續完)'.H23]))" table:style-name="ce12">
            <text:p>3,71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315" table:style-name="ce12">
            <text:p>13,315<text:s/></text:p>
          </table:table-cell>
          <table:table-cell office:value-type="float" office:value="59.514000000000003" table:style-name="ce12">
            <text:p>6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office:string-value="-" table:formula="of:=  IF(SUM([.I24];[.K24];[.M24];['國家別製品別水產貿易量值3(續完)'.C24];['國家別製品別水產貿易量值3(續完)'.E24];['國家別製品別水產貿易量值3(續完)'.G24])=0;&quot;-&quot;;SUM([.I24];[.K24];[.M24];['國家別製品別水產貿易量值3(續完)'.C24];['國家別製品別水產貿易量值3(續完)'.E24];['國家別製品別水產貿易量值3(續完)'.G24]))" table:style-name="ce12">
            <text:p>-</text:p>
          </table:table-cell>
          <table:table-cell office:value-type="string" office:string-value="-" table:formula="of:=  IF(SUM([.J24];[.L24];[.N24];['國家別製品別水產貿易量值3(續完)'.D24];['國家別製品別水產貿易量值3(續完)'.F24];['國家別製品別水產貿易量值3(續完)'.H24])=0;&quot;-&quot;;SUM([.J24];[.L24];[.N24];['國家別製品別水產貿易量值3(續完)'.D24];['國家別製品別水產貿易量值3(續完)'.F24];['國家別製品別水產貿易量值3(續完)'.H24]))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709000" table:formula="of:=  IF(SUM([.I25];[.K25];[.M25];['國家別製品別水產貿易量值3(續完)'.C25];['國家別製品別水產貿易量值3(續完)'.E25];['國家別製品別水產貿易量值3(續完)'.G25])=0;&quot;-&quot;;SUM([.I25];[.K25];[.M25];['國家別製品別水產貿易量值3(續完)'.C25];['國家別製品別水產貿易量值3(續完)'.E25];['國家別製品別水產貿易量值3(續完)'.G25]))" table:style-name="ce12">
            <text:p>5,709,000<text:s/></text:p>
          </table:table-cell>
          <table:table-cell office:value-type="float" office:value="6645.3270000000002" table:formula="of:=  IF(SUM([.J25];[.L25];[.N25];['國家別製品別水產貿易量值3(續完)'.D25];['國家別製品別水產貿易量值3(續完)'.F25];['國家別製品別水產貿易量值3(續完)'.H25])=0;&quot;-&quot;;SUM([.J25];[.L25];[.N25];['國家別製品別水產貿易量值3(續完)'.D25];['國家別製品別水產貿易量值3(續完)'.F25];['國家別製品別水產貿易量值3(續完)'.H25]))" table:style-name="ce12">
            <text:p>6,64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8000" table:formula="of:=  IF(SUM([.I26];[.K26];[.M26];['國家別製品別水產貿易量值3(續完)'.C26];['國家別製品別水產貿易量值3(續完)'.E26];['國家別製品別水產貿易量值3(續完)'.G26])=0;&quot;-&quot;;SUM([.I26];[.K26];[.M26];['國家別製品別水產貿易量值3(續完)'.C26];['國家別製品別水產貿易量值3(續完)'.E26];['國家別製品別水產貿易量值3(續完)'.G26]))" table:style-name="ce12">
            <text:p>208,000<text:s/></text:p>
          </table:table-cell>
          <table:table-cell office:value-type="float" office:value="182.68899999999999" table:formula="of:=  IF(SUM([.J26];[.L26];[.N26];['國家別製品別水產貿易量值3(續完)'.D26];['國家別製品別水產貿易量值3(續完)'.F26];['國家別製品別水產貿易量值3(續完)'.H26])=0;&quot;-&quot;;SUM([.J26];[.L26];[.N26];['國家別製品別水產貿易量值3(續完)'.D26];['國家別製品別水產貿易量值3(續完)'.F26];['國家別製品別水產貿易量值3(續完)'.H26]))" table:style-name="ce12">
            <text:p>18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00" table:style-name="ce12">
            <text:p>1,000<text:s/></text:p>
          </table:table-cell>
          <table:table-cell office:value-type="float" office:value="28.244" table:style-name="ce12">
            <text:p>28<text:s/></text:p>
          </table:table-cell>
          <table:table-cell office:value-type="float" office:value="3354090" table:formula="of:=  IF(SUM([.I27];[.K27];[.M27];['國家別製品別水產貿易量值3(續完)'.C27];['國家別製品別水產貿易量值3(續完)'.E27];['國家別製品別水產貿易量值3(續完)'.G27])=0;&quot;-&quot;;SUM([.I27];[.K27];[.M27];['國家別製品別水產貿易量值3(續完)'.C27];['國家別製品別水產貿易量值3(續完)'.E27];['國家別製品別水產貿易量值3(續完)'.G27]))" table:style-name="ce12">
            <text:p>3,354,090<text:s/></text:p>
          </table:table-cell>
          <table:table-cell office:value-type="float" office:value="4232.683" table:formula="of:=  IF(SUM([.J27];[.L27];[.N27];['國家別製品別水產貿易量值3(續完)'.D27];['國家別製品別水產貿易量值3(續完)'.F27];['國家別製品別水產貿易量值3(續完)'.H27])=0;&quot;-&quot;;SUM([.J27];[.L27];[.N27];['國家別製品別水產貿易量值3(續完)'.D27];['國家別製品別水產貿易量值3(續完)'.F27];['國家別製品別水產貿易量值3(續完)'.H27]))" table:style-name="ce12">
            <text:p>4,23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676" table:style-name="ce12">
            <text:p>2,676<text:s/></text:p>
          </table:table-cell>
          <table:table-cell office:value-type="float" office:value="188.73099999999999" table:style-name="ce12">
            <text:p>189<text:s/>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011" table:style-name="ce12">
            <text:p>4,011<text:s/></text:p>
          </table:table-cell>
          <table:table-cell office:value-type="float" office:value="2.492" table:style-name="ce12">
            <text:p>2<text:s/></text:p>
          </table:table-cell>
          <table:table-cell office:value-type="float" office:value="9195000" table:formula="of:=  IF(SUM([.I28];[.K28];[.M28];['國家別製品別水產貿易量值3(續完)'.C28];['國家別製品別水產貿易量值3(續完)'.E28];['國家別製品別水產貿易量值3(續完)'.G28])=0;&quot;-&quot;;SUM([.I28];[.K28];[.M28];['國家別製品別水產貿易量值3(續完)'.C28];['國家別製品別水產貿易量值3(續完)'.E28];['國家別製品別水產貿易量值3(續完)'.G28]))" table:style-name="ce12">
            <text:p>9,195,000<text:s/></text:p>
          </table:table-cell>
          <table:table-cell office:value-type="float" office:value="12217.076999999999" table:formula="of:=  IF(SUM([.J28];[.L28];[.N28];['國家別製品別水產貿易量值3(續完)'.D28];['國家別製品別水產貿易量值3(續完)'.F28];['國家別製品別水產貿易量值3(續完)'.H28])=0;&quot;-&quot;;SUM([.J28];[.L28];[.N28];['國家別製品別水產貿易量值3(續完)'.D28];['國家別製品別水產貿易量值3(續完)'.F28];['國家別製品別水產貿易量值3(續完)'.H28]))" table:style-name="ce12">
            <text:p>12,21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9488" table:style-name="ce12">
            <text:p>139,488<text:s/></text:p>
          </table:table-cell>
          <table:table-cell office:value-type="float" office:value="348.49400000000003" table:style-name="ce12">
            <text:p>348<text:s/></text:p>
          </table:table-cell>
          <table:table-cell office:value-type="float" office:value="6458000" table:formula="of:=  IF(SUM([.I29];[.K29];[.M29];['國家別製品別水產貿易量值3(續完)'.C29];['國家別製品別水產貿易量值3(續完)'.E29];['國家別製品別水產貿易量值3(續完)'.G29])=0;&quot;-&quot;;SUM([.I29];[.K29];[.M29];['國家別製品別水產貿易量值3(續完)'.C29];['國家別製品別水產貿易量值3(續完)'.E29];['國家別製品別水產貿易量值3(續完)'.G29]))" table:style-name="ce12">
            <text:p>6,458,000<text:s/></text:p>
          </table:table-cell>
          <table:table-cell office:value-type="float" office:value="11394.718000000001" table:formula="of:=  IF(SUM([.J29];[.L29];[.N29];['國家別製品別水產貿易量值3(續完)'.D29];['國家別製品別水產貿易量值3(續完)'.F29];['國家別製品別水產貿易量值3(續完)'.H29])=0;&quot;-&quot;;SUM([.J29];[.L29];[.N29];['國家別製品別水產貿易量值3(續完)'.D29];['國家別製品別水產貿易量值3(續完)'.F29];['國家別製品別水產貿易量值3(續完)'.H29]))" table:style-name="ce12">
            <text:p>11,39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25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348800" table:style-name="ce13">
            <text:p>348,800<text:s/></text:p>
          </table:table-cell>
          <table:table-cell office:value-type="float" office:value="861.24699999999996" table:style-name="ce13">
            <text:p>861<text:s/></text:p>
          </table:table-cell>
          <table:table-cell office:value-type="float" office:value="1692331" table:style-name="ce13">
            <text:p>1,692,331<text:s/></text:p>
          </table:table-cell>
          <table:table-cell office:value-type="float" office:value="11064.985000000001" table:style-name="ce13">
            <text:p>11,065<text:s/></text:p>
          </table:table-cell>
          <table:table-cell office:value-type="float" office:value="32995800" table:formula="of:=  IF(SUM([.I30];[.K30];[.M30];['國家別製品別水產貿易量值3(續完)'.C30];['國家別製品別水產貿易量值3(續完)'.E30];['國家別製品別水產貿易量值3(續完)'.G30])=0;&quot;-&quot;;SUM([.I30];[.K30];[.M30];['國家別製品別水產貿易量值3(續完)'.C30];['國家別製品別水產貿易量值3(續完)'.E30];['國家別製品別水產貿易量值3(續完)'.G30]))" table:style-name="ce13">
            <text:p>32,995,800<text:s/></text:p>
          </table:table-cell>
          <table:table-cell office:value-type="float" office:value="50868.189000000006" table:formula="of:=  IF(SUM([.J30];[.L30];[.N30];['國家別製品別水產貿易量值3(續完)'.D30];['國家別製品別水產貿易量值3(續完)'.F30];['國家別製品別水產貿易量值3(續完)'.H30])=0;&quot;-&quot;;SUM([.J30];[.L30];[.N30];['國家別製品別水產貿易量值3(續完)'.D30];['國家別製品別水產貿易量值3(續完)'.F30];['國家別製品別水產貿易量值3(續完)'.H30]))" table:style-name="ce13">
            <text:p>50,868<text:s/></text:p>
          </table:table-cell>
          <table:table-cell office:value-type="float" office:value="8303" table:style-name="ce13">
            <text:p>8,303<text:s/></text:p>
          </table:table-cell>
          <table:table-cell office:value-type="float" office:value="147.58199999999999" table:style-name="ce13">
            <text:p>148<text:s/></text:p>
          </table:table-cell>
          <table:table-cell office:value-type="float" office:value="2327" table:style-name="ce13">
            <text:p>2,327<text:s/></text:p>
          </table:table-cell>
          <table:table-cell office:value-type="float" office:value="1086.287" table:style-name="ce13">
            <text:p>1,086<text:s/></text:p>
          </table:table-cell>
          <table:table-cell office:value-type="float" office:value="5722" table:style-name="ce13">
            <text:p>5,722<text:s/></text:p>
          </table:table-cell>
          <table:table-cell office:value-type="float" office:value="291.35899999999998" table:style-name="ce13">
            <text:p>291<text:s/></text:p>
          </table:table-cell>
          <table:table-cell table:number-columns-repeated="16370" table:style-name="ce25"/>
        </table:table-row>
        <table:table-row table:number-rows-repeated="1048546" table:style-name="ro5">
          <table:table-cell table:number-columns-repeated="16384"/>
        </table:table-row>
      </table:table>
      <table:table table:name="國家別製品別水產貿易量值3(續完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29">
            <text:p>8‧水產貿易量值 <text:s/>(1)進口</text:p>
          </table:table-cell>
          <table:covered-table-cell table:number-columns-repeated="2"/>
          <table:table-cell table:number-columns-repeated="4" table:style-name="ce25"/>
          <table:table-cell office:value-type="string" table:number-columns-spanned="6" table:number-rows-spanned="1" table:style-name="ce29">
            <text:p>8‧THE TRADE OF FISHERY PRODUCTS (1)IMPORT</text:p>
          </table:table-cell>
          <table:covered-table-cell table:number-columns-repeated="5"/>
          <table:table-cell table:number-columns-repeated="16371" table:style-name="ce25"/>
        </table:table-row>
        <table:table-row table:style-name="ro2">
          <table:table-cell table:style-name="ce25"/>
          <table:table-cell office:value-type="string" table:number-columns-spanned="3" table:number-rows-spanned="1" table:style-name="ce31">
            <text:p>(1.2)國家別製品別貿易量值(續完)<text:s/></text:p>
          </table:table-cell>
          <table:covered-table-cell table:number-columns-repeated="2"/>
          <table:table-cell table:number-columns-repeated="5" table:style-name="ce25"/>
          <table:table-cell office:value-type="string" table:style-name="ce28">
            <text:p>(1.2)By country and by product(End)</text:p>
          </table:table-cell>
          <table:table-cell table:number-columns-repeated="2" table:style-name="ce27"/>
          <table:table-cell table:number-columns-repeated="16372" table:style-name="ce25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"/>
          <table:table-cell table:number-columns-spanned="2" table:number-rows-spanned="1" table:style-name="ce31"/>
          <table:covered-table-cell/>
          <table:table-cell table:style-name="ce1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"/>
          <table:table-cell table:number-columns-spanned="2" table:number-rows-spanned="1" table:style-name="ce31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5">
            <text:p>製品別</text:p>
            <draw:custom-shape svg:x="0in" svg:y="0in" svg:width="2.30208in" svg:height="0.70833in" draw:z-index="1" draw:id="id5" draw:style-name="a5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2.30208in" svg:height="0.70833in" draw:z-index="2" draw:id="id6" draw:style-name="a6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36">
            <text:p>渣‧粉</text:p>
          </table:table-cell>
          <table:covered-table-cell/>
          <table:table-cell office:value-type="string" table:number-columns-spanned="2" table:number-rows-spanned="1" table:style-name="ce36">
            <text:p>飼料用</text:p>
          </table:table-cell>
          <table:covered-table-cell/>
          <table:table-cell office:value-type="string" table:number-columns-spanned="2" table:number-rows-spanned="1" table:style-name="ce36">
            <text:p>其它非食用品</text:p>
          </table:table-cell>
          <table:covered-table-cell/>
          <table:table-cell table:number-columns-spanned="2" table:number-rows-spanned="1" table:style-name="ce45"/>
          <table:covered-table-cell/>
          <table:table-cell table:number-columns-spanned="2" table:number-rows-spanned="1" table:style-name="ce46"/>
          <table:covered-table-cell/>
          <table:table-cell table:number-columns-spanned="2" table:number-rows-spanned="1" table:style-name="ce37"/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4">
            <text:p>Product</text:p>
          </table:table-cell>
          <table:covered-table-cell/>
          <table:table-cell office:value-type="string" table:number-columns-spanned="2" table:number-rows-spanned="1" table:style-name="ce51">
            <text:p>MEAL</text:p>
          </table:table-cell>
          <table:covered-table-cell/>
          <table:table-cell office:value-type="string" table:number-columns-spanned="2" table:number-rows-spanned="1" table:style-name="ce51">
            <text:p>FOR FEED</text:p>
          </table:table-cell>
          <table:covered-table-cell/>
          <table:table-cell office:value-type="string" table:number-columns-spanned="2" table:number-rows-spanned="1" table:style-name="ce51">
            <text:p>OTH. NON-EDIBLE</text:p>
          </table:table-cell>
          <table:covered-table-cell/>
          <table:table-cell table:number-columns-spanned="2" table:number-rows-spanned="1" table:style-name="ce47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56"/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52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style-name="ce17"/>
          <table:table-cell table:number-columns-repeated="4" table:style-name="ce15"/>
          <table:table-cell table:style-name="ce16"/>
          <table:table-cell table:number-columns-repeated="16370" table:style-name="ce25"/>
        </table:table-row>
        <table:table-row table:style-name="ro3">
          <table:table-cell office:value-type="string" table:number-columns-spanned="2" table:number-rows-spanned="1" table:style-name="ce53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style-name="ce17"/>
          <table:table-cell table:number-columns-repeated="4" table:style-name="ce15"/>
          <table:table-cell table:style-name="ce16"/>
          <table:table-cell table:number-columns-repeated="16370" table:style-name="ce25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27079345" table:formula="of:=  IF(SUM([.C10:.C30])=0;&quot;-&quot;;SUM([.C10:.C30]))" table:style-name="ce12">
            <text:p>127,079,345<text:s/></text:p>
          </table:table-cell>
          <table:table-cell office:value-type="float" office:value="169189.15600000002" table:formula="of:=  IF(SUM([.D10:.D30])=0;&quot;-&quot;;SUM([.D10:.D30]))" table:style-name="ce12">
            <text:p>169,189<text:s/></text:p>
          </table:table-cell>
          <table:table-cell office:value-type="float" office:value="9129765" table:formula="of:=  IF(SUM([.E10:.E30])=0;&quot;-&quot;;SUM([.E10:.E30]))" table:style-name="ce12">
            <text:p>9,129,765<text:s/></text:p>
          </table:table-cell>
          <table:table-cell office:value-type="float" office:value="11771.743999999997" table:formula="of:=  IF(SUM([.F10:.F30])=0;&quot;-&quot;;SUM([.F10:.F30]))" table:style-name="ce12">
            <text:p>11,772<text:s/></text:p>
          </table:table-cell>
          <table:table-cell office:value-type="float" office:value="825646" table:formula="of:=  IF(SUM([.G10:.G30])=0;&quot;-&quot;;SUM([.G10:.G30]))" table:style-name="ce12">
            <text:p>825,646<text:s/></text:p>
          </table:table-cell>
          <table:table-cell office:value-type="float" office:value="89626.234999999986" table:formula="of:=  IF(SUM([.H10:.H30])=0;&quot;-&quot;;SUM([.H10:.H30]))" table:style-name="ce12">
            <text:p>89,626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570680" table:style-name="ce12">
            <text:p>570,680<text:s/></text:p>
          </table:table-cell>
          <table:table-cell office:value-type="float" office:value="243.244" table:style-name="ce12">
            <text:p>24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3550" table:style-name="ce12">
            <text:p>43,550<text:s/></text:p>
          </table:table-cell>
          <table:table-cell office:value-type="float" office:value="24556.050999999999" table:style-name="ce12">
            <text:p>24,556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float" office:value="1109000" table:style-name="ce12">
            <text:p>1,109,000<text:s/></text:p>
          </table:table-cell>
          <table:table-cell office:value-type="float" office:value="2076.9760000000001" table:style-name="ce12">
            <text:p>2,07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3833363" table:style-name="ce12">
            <text:p>3,833,363<text:s/></text:p>
          </table:table-cell>
          <table:table-cell office:value-type="float" office:value="4510.5630000000001" table:style-name="ce12">
            <text:p>4,511<text:s/></text:p>
          </table:table-cell>
          <table:table-cell office:value-type="float" office:value="404147" table:style-name="ce12">
            <text:p>404,147<text:s/></text:p>
          </table:table-cell>
          <table:table-cell office:value-type="float" office:value="738.86199999999997" table:style-name="ce12">
            <text:p>739<text:s/></text:p>
          </table:table-cell>
          <table:table-cell office:value-type="float" office:value="11231" table:style-name="ce12">
            <text:p>11,231<text:s/></text:p>
          </table:table-cell>
          <table:table-cell office:value-type="float" office:value="57524.690999999999" table:style-name="ce12">
            <text:p>57,525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6189000" table:style-name="ce12">
            <text:p>6,189,000<text:s/></text:p>
          </table:table-cell>
          <table:table-cell office:value-type="float" office:value="6256.9129999999996" table:style-name="ce12">
            <text:p>6,257<text:s/></text:p>
          </table:table-cell>
          <table:table-cell office:value-type="float" office:value="8381265" table:style-name="ce12">
            <text:p>8,381,265<text:s/></text:p>
          </table:table-cell>
          <table:table-cell office:value-type="float" office:value="10119.51" table:style-name="ce12">
            <text:p>10,120<text:s/></text:p>
          </table:table-cell>
          <table:table-cell office:value-type="float" office:value="96231" table:style-name="ce12">
            <text:p>96,231<text:s/></text:p>
          </table:table-cell>
          <table:table-cell office:value-type="float" office:value="963.94799999999998" table:style-name="ce12">
            <text:p>964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1220000" table:style-name="ce12">
            <text:p>1,220,000<text:s/></text:p>
          </table:table-cell>
          <table:table-cell office:value-type="float" office:value="1138.1880000000001" table:style-name="ce12">
            <text:p>1,13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7830" table:style-name="ce12">
            <text:p>47,830<text:s/></text:p>
          </table:table-cell>
          <table:table-cell office:value-type="float" office:value="45.825000000000003" table:style-name="ce12">
            <text:p>46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float" office:value="9273000" table:style-name="ce12">
            <text:p>9,273,000<text:s/></text:p>
          </table:table-cell>
          <table:table-cell office:value-type="float" office:value="15118.599" table:style-name="ce12">
            <text:p>15,11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40" table:style-name="ce12">
            <text:p>740<text:s/></text:p>
          </table:table-cell>
          <table:table-cell office:value-type="float" office:value="5.976" table:style-name="ce12">
            <text:p>6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11210000" table:style-name="ce12">
            <text:p>11,210,000<text:s/></text:p>
          </table:table-cell>
          <table:table-cell office:value-type="float" office:value="13675.727000000001" table:style-name="ce12">
            <text:p>13,676<text:s/></text:p>
          </table:table-cell>
          <table:table-cell office:value-type="float" office:value="20930" table:style-name="ce12">
            <text:p>20,930<text:s/></text:p>
          </table:table-cell>
          <table:table-cell office:value-type="float" office:value="49.962000000000003" table:style-name="ce12">
            <text:p>50<text:s/></text:p>
          </table:table-cell>
          <table:table-cell office:value-type="float" office:value="3061" table:style-name="ce12">
            <text:p>3,061<text:s/></text:p>
          </table:table-cell>
          <table:table-cell office:value-type="float" office:value="6.0940000000000003" table:style-name="ce12">
            <text:p>6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float" office:value="6033000" table:style-name="ce12">
            <text:p>6,033,000<text:s/></text:p>
          </table:table-cell>
          <table:table-cell office:value-type="float" office:value="7642.576" table:style-name="ce12">
            <text:p>7,64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58" table:style-name="ce12">
            <text:p>258<text:s/></text:p>
          </table:table-cell>
          <table:table-cell office:value-type="float" office:value="1207.204" table:style-name="ce12">
            <text:p>1,207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8830300" table:style-name="ce12">
            <text:p>8,830,300<text:s/></text:p>
          </table:table-cell>
          <table:table-cell office:value-type="float" office:value="9356.5660000000007" table:style-name="ce12">
            <text:p>9,357<text:s/></text:p>
          </table:table-cell>
          <table:table-cell office:value-type="float" office:value="291434" table:style-name="ce12">
            <text:p>291,434<text:s/></text:p>
          </table:table-cell>
          <table:table-cell office:value-type="float" office:value="383.55" table:style-name="ce12">
            <text:p>384<text:s/></text:p>
          </table:table-cell>
          <table:table-cell office:value-type="float" office:value="86" table:style-name="ce12">
            <text:p>86<text:s/></text:p>
          </table:table-cell>
          <table:table-cell office:value-type="float" office:value="44.116999999999997" table:style-name="ce12">
            <text:p>44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" table:style-name="ce12">
            <text:p>16<text:s/></text:p>
          </table:table-cell>
          <table:table-cell office:value-type="float" office:value="0.501" table:style-name="ce12">
            <text:p>1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float" office:value="15859000" table:style-name="ce12">
            <text:p>15,859,000<text:s/></text:p>
          </table:table-cell>
          <table:table-cell office:value-type="float" office:value="25616.186000000002" table:style-name="ce12">
            <text:p>25,61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1952000" table:style-name="ce12">
            <text:p>1,952,000<text:s/></text:p>
          </table:table-cell>
          <table:table-cell office:value-type="float" office:value="1822.33" table:style-name="ce12">
            <text:p>1,82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3137000" table:style-name="ce12">
            <text:p>3,137,000<text:s/></text:p>
          </table:table-cell>
          <table:table-cell office:value-type="float" office:value="3526.866" table:style-name="ce12">
            <text:p>3,52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16772" table:style-name="ce12">
            <text:p>616,772<text:s/></text:p>
          </table:table-cell>
          <table:table-cell office:value-type="float" office:value="129.386" table:style-name="ce12">
            <text:p>129<text:s/>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float" office:value="5709000" table:style-name="ce12">
            <text:p>5,709,000<text:s/></text:p>
          </table:table-cell>
          <table:table-cell office:value-type="float" office:value="6645.3270000000002" table:style-name="ce12">
            <text:p>6,64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float" office:value="208000" table:style-name="ce12">
            <text:p>208,000<text:s/></text:p>
          </table:table-cell>
          <table:table-cell office:value-type="float" office:value="182.68899999999999" table:style-name="ce12">
            <text:p>18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3351000" table:style-name="ce12">
            <text:p>3,351,000<text:s/></text:p>
          </table:table-cell>
          <table:table-cell office:value-type="float" office:value="4042.9459999999999" table:style-name="ce12">
            <text:p>4,043<text:s/></text:p>
          </table:table-cell>
          <table:table-cell office:value-type="float" office:value="414" table:style-name="ce12">
            <text:p>414<text:s/></text:p>
          </table:table-cell>
          <table:table-cell office:value-type="float" office:value="1.006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float" office:value="9195000" table:style-name="ce12">
            <text:p>9,195,000<text:s/></text:p>
          </table:table-cell>
          <table:table-cell office:value-type="float" office:value="12217.076999999999" table:style-name="ce12">
            <text:p>12,21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float" office:value="6458000" table:style-name="ce12">
            <text:p>6,458,000<text:s/></text:p>
          </table:table-cell>
          <table:table-cell office:value-type="float" office:value="11394.718000000001" table:style-name="ce12">
            <text:p>11,39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8"/>
          <table:table-cell table:number-columns-repeated="4" table:style-name="ce19"/>
          <table:table-cell table:style-name="ce20"/>
          <table:table-cell table:number-columns-repeated="16370" table:style-name="ce25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32942002" table:style-name="ce13">
            <text:p>32,942,002<text:s/></text:p>
          </table:table-cell>
          <table:table-cell office:value-type="float" office:value="43721.665000000001" table:style-name="ce13">
            <text:p>43,722<text:s/></text:p>
          </table:table-cell>
          <table:table-cell office:value-type="float" office:value="31575" table:style-name="ce13">
            <text:p>31,575<text:s/></text:p>
          </table:table-cell>
          <table:table-cell office:value-type="float" office:value="478.85399999999998" table:style-name="ce13">
            <text:p>479<text:s/></text:p>
          </table:table-cell>
          <table:table-cell office:value-type="float" office:value="5871" table:style-name="ce13">
            <text:p>5,871<text:s/></text:p>
          </table:table-cell>
          <table:table-cell office:value-type="float" office:value="5142.442" table:style-name="ce13">
            <text:p>5,142<text:s/></text:p>
          </table:table-cell>
          <table:table-cell table:style-name="ce21"/>
          <table:table-cell table:number-columns-repeated="4" table:style-name="ce22"/>
          <table:table-cell table:style-name="ce23"/>
          <table:table-cell table:number-columns-repeated="16370" table:style-name="ce25"/>
        </table:table-row>
        <table:table-row table:number-rows-repeated="104854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7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992126in" fo:margin-bottom="0.31496062992126in" fo:margin-left="0.748031496062992in" fo:margin-right="0.748031496062992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.748031496062992in" fo:margin-right="0.748031496062992in" fo:margin-bottom="0in"/>
      </style:header-style>
      <style:footer-style>
        <style:header-footer-properties fo:min-height="0in" fo:margin-left="0.748031496062992in" fo:margin-right="0.748031496062992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erry</meta:initial-creator>
    <dc:creator>李境超</dc:creator>
    <meta:creation-date>2013-05-17T07:30:57Z</meta:creation-date>
    <dc:date>2018-01-24T03:14:24Z</dc:date>
    <meta:print-date>2018-01-24T03:13:32Z</meta:print-date>
  </office:meta>
</office:document-meta>
</file>